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9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6528in"/>
    </style:style>
    <style:style style:name="co5" style:family="table-column">
      <style:table-column-properties fo:break-before="auto" style:column-width="0.399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839in"/>
    </style:style>
    <style:style style:name="co9" style:family="table-column">
      <style:table-column-properties fo:break-before="auto" style:column-width="0.750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5846in"/>
    </style:style>
    <style:style style:name="co13" style:family="table-column">
      <style:table-column-properties fo:break-before="auto" style:column-width="0.711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662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 office:value-type="string" calcext:value-type="string">
            <text:p>A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left_context</text:p>
          </table:table-cell>
          <table:table-cell office:value-type="string" calcext:value-type="string">
            <text:p>right_context</text:p>
          </table:table-cell>
          <table:table-cell office:value-type="string" calcext:value-type="string">
            <text:p>full_context</text:p>
          </table:table-cell>
          <table:table-cell office:value-type="string" calcext:value-type="string">
            <text:p>sentiment_neg</text:p>
          </table:table-cell>
          <table:table-cell office:value-type="string" calcext:value-type="string">
            <text:p>sentiment_neu</text:p>
          </table:table-cell>
          <table:table-cell office:value-type="string" calcext:value-type="string">
            <text:p>sentiment_pos</text:p>
          </table:table-cell>
          <table:table-cell office:value-type="string" calcext:value-type="string">
            <text:p>sentiment_compound</text:p>
          </table:table-cell>
          <table:table-cell office:value-type="string" calcext:value-type="string">
            <text:p>Flagga</text:p>
          </table:table-cell>
          <table:table-cell table:number-columns-repeated="2"/>
          <table:table-cell office:value-type="string" calcext:value-type="string">
            <text:p>filename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 office:value-type="string" calcext:value-type="string">
            <text:p>ds-2007-46.pdf</text:p>
          </table:table-cell>
          <table:table-cell table:number-columns-repeated="2" office:value-type="string" calcext:value-type="string">
            <text:p>alliansfrihet</text:p>
          </table:table-cell>
          <table:table-cell office:value-type="string" calcext:value-type="string">
            <text:p>partnership for peace sveriges neutralitetspolitik</text:p>
          </table:table-cell>
          <table:table-cell office:value-type="string" calcext:value-type="string">
            <text:p>ger större möjligheter agera fred</text:p>
          </table:table-cell>
          <table:table-cell office:value-type="string" calcext:value-type="string">
            <text:p>partnership for peace sveriges neutralitetspolitik alliansfrihet ger större möjligheter agera fred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 avvikande</text:p>
          </table:table-cell>
          <table:table-cell/>
          <table:table-cell office:value-type="string" calcext:value-type="string">
            <text:p>ds-2007-46.pdf</text:p>
          </table:table-cell>
          <table:table-cell office:value-type="string" calcext:value-type="string">
            <text:p>alliansfrih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ansvar</text:p>
          </table:table-cell>
          <table:table-cell office:value-type="string" calcext:value-type="string">
            <text:p>sverige tar genom medlemskapet solidariskt</text:p>
          </table:table-cell>
          <table:table-cell office:value-type="string" calcext:value-type="string">
            <text:p>europas säkerhet kalla krigets slut</text:p>
          </table:table-cell>
          <table:table-cell office:value-type="string" calcext:value-type="string">
            <text:p>sverige tar genom medlemskapet solidariskt ansvar europas säkerhet kalla krigets slu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ansvar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ansvar</text:p>
          </table:table-cell>
          <table:table-cell office:value-type="string" calcext:value-type="string">
            <text:p>sverige tar genom medlemskapet solidariskt</text:p>
          </table:table-cell>
          <table:table-cell office:value-type="string" calcext:value-type="string">
            <text:p>europas säkerhet kalla krigets slut</text:p>
          </table:table-cell>
          <table:table-cell office:value-type="string" calcext:value-type="string">
            <text:p>sverige tar genom medlemskapet solidariskt ansvar europas säkerhet kalla krigets slu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ansv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beredningen</text:p>
          </table:table-cell>
          <table:table-cell office:value-type="string" calcext:value-type="string">
            <text:p>attacker nyckelfunktioner samhället anser därför</text:p>
          </table:table-cell>
          <table:table-cell office:value-type="string" calcext:value-type="string">
            <text:p>hanteringen hoten riskerna informations cybersäkerhetsområdet</text:p>
          </table:table-cell>
          <table:table-cell office:value-type="string" calcext:value-type="string">
            <text:p>attacker nyckelfunktioner samhället anser därför försvarsberedningen hanteringen hoten riskerna informations cybersäkerhetsområdet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avtalet</text:p>
          </table:table-cell>
          <table:table-cell office:value-type="string" calcext:value-type="string">
            <text:p>säkerhet bygger första hand bilaterala</text:p>
          </table:table-cell>
          <table:table-cell office:value-type="string" calcext:value-type="string">
            <text:p>usa 1951 natomedlemskapet usa åtagande</text:p>
          </table:table-cell>
          <table:table-cell office:value-type="string" calcext:value-type="string">
            <text:p>säkerhet bygger första hand bilaterala försvarsavtalet usa 1951 natomedlemskapet usa åtagande</text:p>
          </table:table-cell>
          <table:table-cell office:value-type="float" office:value="0" calcext:value-type="float">
            <text:p>0</text:p>
          </table:table-cell>
          <table:table-cell office:value-type="float" office:value="0.758" calcext:value-type="float">
            <text:p>0.758</text:p>
          </table:table-cell>
          <table:table-cell office:value-type="float" office:value="0.242" calcext:value-type="float">
            <text:p>0.242</text:p>
          </table:table-cell>
          <table:table-cell office:value-type="float" office:value="0.4939" calcext:value-type="float">
            <text:p>0.493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eslut F-35</text:p>
          </table:table-cell>
          <table:table-cell/>
          <table:table-cell office:value-type="string" calcext:value-type="string">
            <text:p>ds-2013-33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försvarsberedning</text:p>
          </table:table-cell>
          <table:table-cell office:value-type="string" calcext:value-type="string">
            <text:p>försvarsberedningen</text:p>
          </table:table-cell>
          <table:table-cell office:value-type="string" calcext:value-type="string">
            <text:p>attacker nyckelfunktioner samhället anser därför</text:p>
          </table:table-cell>
          <table:table-cell office:value-type="string" calcext:value-type="string">
            <text:p>hanteringen hoten riskerna informations cybersäkerhetsområdet</text:p>
          </table:table-cell>
          <table:table-cell office:value-type="string" calcext:value-type="string">
            <text:p>attacker nyckelfunktioner samhället anser därför försvarsberedningen hanteringen hoten riskerna informations cybersäkerhetsområdet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försvarsberedn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bemannas endast frivillig anställd personal</text:p>
          </table:table-cell>
          <table:table-cell office:value-type="string" calcext:value-type="string">
            <text:p>form attacker nätverksinfrastruktur attacker konkretiserat</text:p>
          </table:table-cell>
          <table:table-cell office:value-type="string" calcext:value-type="string">
            <text:p>bemannas endast frivillig anställd personal hot form attacker nätverksinfrastruktur attacker konkretiserat</text:p>
          </table:table-cell>
          <table:table-cell office:value-type="float" office:value="0.451" calcext:value-type="float">
            <text:p>0.451</text:p>
          </table:table-cell>
          <table:table-cell office:value-type="float" office:value="0.549" calcext:value-type="float">
            <text:p>0.549</text:p>
          </table:table-cell>
          <table:table-cell office:value-type="float" office:value="0" calcext:value-type="float">
            <text:p>0</text:p>
          </table:table-cell>
          <table:table-cell office:value-type="float" office:value="-0.8126" calcext:value-type="float">
            <text:p>-0.8126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bemannas endast frivillig anställd personal</text:p>
          </table:table-cell>
          <table:table-cell office:value-type="string" calcext:value-type="string">
            <text:p>form attacker nätverksinfrastruktur attacker konkretiserat</text:p>
          </table:table-cell>
          <table:table-cell office:value-type="string" calcext:value-type="string">
            <text:p>bemannas endast frivillig anställd personal hot form attacker nätverksinfrastruktur attacker konkretiserat</text:p>
          </table:table-cell>
          <table:table-cell office:value-type="float" office:value="0.451" calcext:value-type="float">
            <text:p>0.451</text:p>
          </table:table-cell>
          <table:table-cell office:value-type="float" office:value="0.549" calcext:value-type="float">
            <text:p>0.549</text:p>
          </table:table-cell>
          <table:table-cell office:value-type="float" office:value="0" calcext:value-type="float">
            <text:p>0</text:p>
          </table:table-cell>
          <table:table-cell office:value-type="float" office:value="-0.8126" calcext:value-type="float">
            <text:p>-0.8126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enklare samarbeta kring säkerhet främst</text:p>
          </table:table-cell>
          <table:table-cell office:value-type="string" calcext:value-type="string">
            <text:p>definierar terrorism separatism extremism ramen</text:p>
          </table:table-cell>
          <table:table-cell office:value-type="string" calcext:value-type="string">
            <text:p>enklare samarbeta kring säkerhet främst hot definierar terrorism separatism extremism ramen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övningar sco samordnande ram oftast</text:p>
          </table:table-cell>
          <table:table-cell office:value-type="string" calcext:value-type="string">
            <text:p>terrorism separatism deklarerat scenario sco</text:p>
          </table:table-cell>
          <table:table-cell office:value-type="string" calcext:value-type="string">
            <text:p>övningar sco samordnande ram oftast hot terrorism separatism deklarerat scenario sco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yberhot</text:p>
          </table:table-cell>
          <table:table-cell office:value-type="string" calcext:value-type="string">
            <text:p>försvar samt medlemskap nato terrorism</text:p>
          </table:table-cell>
          <table:table-cell office:value-type="string" calcext:value-type="string">
            <text:p>asymmetriska hot ställt krav polen</text:p>
          </table:table-cell>
          <table:table-cell office:value-type="string" calcext:value-type="string">
            <text:p>försvar samt medlemskap nato terrorism cyberhot asymmetriska hot ställt krav polen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yttre dimensionen måste beaktas exempel</text:p>
          </table:table-cell>
          <table:table-cell office:value-type="string" calcext:value-type="string">
            <text:p>nämns förutom organiserad brottslighet terrorism</text:p>
          </table:table-cell>
          <table:table-cell office:value-type="string" calcext:value-type="string">
            <text:p>yttre dimensionen måste beaktas exempel hot nämns förutom organiserad brottslighet terrorism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övningar sco samordnande ram oftast</text:p>
          </table:table-cell>
          <table:table-cell office:value-type="string" calcext:value-type="string">
            <text:p>terrorism separatism deklarerat scenario sco</text:p>
          </table:table-cell>
          <table:table-cell office:value-type="string" calcext:value-type="string">
            <text:p>övningar sco samordnande ram oftast hot terrorism separatism deklarerat scenario sco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2009 militärdoktrinen 2010 anger militära</text:p>
          </table:table-cell>
          <table:table-cell office:value-type="string" calcext:value-type="string">
            <text:p>faror existerar väst öst söder</text:p>
          </table:table-cell>
          <table:table-cell office:value-type="string" calcext:value-type="string">
            <text:p>2009 militärdoktrinen 2010 anger militära hot faror existerar väst öst söder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bilden</text:p>
          </table:table-cell>
          <table:table-cell office:value-type="string" calcext:value-type="string">
            <text:p>globala trender alltmer synliga omfattande</text:p>
          </table:table-cell>
          <table:table-cell office:value-type="string" calcext:value-type="string">
            <text:p>relaterat cyber attacker tillsammans attackernas</text:p>
          </table:table-cell>
          <table:table-cell office:value-type="string" calcext:value-type="string">
            <text:p>globala trender alltmer synliga omfattande hotbilden relaterat cyber attacker tillsammans attackernas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2009 militärdoktrinen 2010 anger militära</text:p>
          </table:table-cell>
          <table:table-cell office:value-type="string" calcext:value-type="string">
            <text:p>faror existerar väst öst söder</text:p>
          </table:table-cell>
          <table:table-cell office:value-type="string" calcext:value-type="string">
            <text:p>2009 militärdoktrinen 2010 anger militära hot faror existerar väst öst söder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</text:p>
          </table:table-cell>
          <table:table-cell office:value-type="string" calcext:value-type="string">
            <text:p>territorium överskådlig tid snarare utgö</text:p>
          </table:table-cell>
          <table:table-cell office:value-type="string" calcext:value-type="string">
            <text:p>terrorism cyberattacker svåra naturolyckor exempel</text:p>
          </table:table-cell>
          <table:table-cell office:value-type="string" calcext:value-type="string">
            <text:p>territorium överskådlig tid snarare utgö internationell terrorism cyberattacker svåra naturolyckor exempel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operabilitet</text:p>
          </table:table-cell>
          <table:table-cell office:value-type="string" calcext:value-type="string">
            <text:p>stärka transatlantiska säke rhetspolitiska gemenskapen</text:p>
          </table:table-cell>
          <table:table-cell office:value-type="string" calcext:value-type="string">
            <text:p>utvecklas genom partnership for peace</text:p>
          </table:table-cell>
          <table:table-cell office:value-type="string" calcext:value-type="string">
            <text:p>stärka transatlantiska säke rhetspolitiska gemenskapen interoperabilitet utvecklas genom partnership for peace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eroperabilitet <text:s text:c="3"/>pff</text:p>
          </table:table-cell>
          <table:table-cell/>
          <table:table-cell office:value-type="string" calcext:value-type="string">
            <text:p>ds-2007-46.pdf</text:p>
          </table:table-cell>
          <table:table-cell office:value-type="string" calcext:value-type="string">
            <text:p>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onflikt</text:p>
          </table:table-cell>
          <table:table-cell office:value-type="string" calcext:value-type="string">
            <text:p>konflikthantering</text:p>
          </table:table-cell>
          <table:table-cell office:value-type="string" calcext:value-type="string">
            <text:p>struktureras fem olika temata långvarig</text:p>
          </table:table-cell>
          <table:table-cell office:value-type="string" calcext:value-type="string">
            <text:p>globalt krig terrorism tyngdpunktsskifte storskalig</text:p>
          </table:table-cell>
          <table:table-cell office:value-type="string" calcext:value-type="string">
            <text:p>struktureras fem olika temata långvarig konflikthantering globalt krig terrorism tyngdpunktsskifte storskalig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konflikt</text:p>
          </table:table-cell>
          <table:table-cell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onflikt</text:p>
          </table:table-cell>
          <table:table-cell office:value-type="string" calcext:value-type="string">
            <text:p>konflikthantering</text:p>
          </table:table-cell>
          <table:table-cell office:value-type="string" calcext:value-type="string">
            <text:p>struktureras fem olika temata långvarig</text:p>
          </table:table-cell>
          <table:table-cell office:value-type="string" calcext:value-type="string">
            <text:p>globalt krig terrorism tyngdpunktsskifte storskalig</text:p>
          </table:table-cell>
          <table:table-cell office:value-type="string" calcext:value-type="string">
            <text:p>struktureras fem olika temata långvarig konflikthantering globalt krig terrorism tyngdpunktsskifte storskalig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konflikt</text:p>
          </table:table-cell>
          <table:table-cell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onflikt</text:p>
          </table:table-cell>
          <table:table-cell office:value-type="string" calcext:value-type="string">
            <text:p>konflikthantering</text:p>
          </table:table-cell>
          <table:table-cell office:value-type="string" calcext:value-type="string">
            <text:p>krishanteringsförmåga möjliggör rymmer mer långsiktig</text:p>
          </table:table-cell>
          <table:table-cell office:value-type="string" calcext:value-type="string">
            <text:p>motsva righeten civila sidan crisis</text:p>
          </table:table-cell>
          <table:table-cell office:value-type="string" calcext:value-type="string">
            <text:p>krishanteringsförmåga möjliggör rymmer mer långsiktig konflikthantering motsva righeten civila sidan crisis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float" office:value="-0.6249" calcext:value-type="float">
            <text:p>-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konflik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krishanteringsförmåga</text:p>
          </table:table-cell>
          <table:table-cell office:value-type="string" calcext:value-type="string">
            <text:p>förfinas utökas flera trappsteg nationell</text:p>
          </table:table-cell>
          <table:table-cell office:value-type="string" calcext:value-type="string">
            <text:p>parallellt aktiva kriget terrorism högst</text:p>
          </table:table-cell>
          <table:table-cell office:value-type="string" calcext:value-type="string">
            <text:p>förfinas utökas flera trappsteg nationell krishanteringsförmåga parallellt aktiva kriget terrorism högs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krishanteringsförmåga</text:p>
          </table:table-cell>
          <table:table-cell office:value-type="string" calcext:value-type="string">
            <text:p>förfinas utökas flera trappsteg nationell</text:p>
          </table:table-cell>
          <table:table-cell office:value-type="string" calcext:value-type="string">
            <text:p>parallellt aktiva kriget terrorism högst</text:p>
          </table:table-cell>
          <table:table-cell office:value-type="string" calcext:value-type="string">
            <text:p>förfinas utökas flera trappsteg nationell krishanteringsförmåga parallellt aktiva kriget terrorism högs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krissamordningsarrangemang</text:p>
          </table:table-cell>
          <table:table-cell office:value-type="string" calcext:value-type="string">
            <text:p>beslutad ministerrådet december 2005 särskilda</text:p>
          </table:table-cell>
          <table:table-cell office:value-type="string" calcext:value-type="string">
            <text:p>crisis coordination arrangements cca syftar</text:p>
          </table:table-cell>
          <table:table-cell office:value-type="string" calcext:value-type="string">
            <text:p>beslutad ministerrådet december 2005 särskilda krissamordningsarrangemang crisis coordination arrangements cca syftar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float" office:value="-0.6249" calcext:value-type="float">
            <text:p>-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kr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rishantering</text:p>
          </table:table-cell>
          <table:table-cell office:value-type="string" calcext:value-type="string">
            <text:p>krishanteringsförmåga</text:p>
          </table:table-cell>
          <table:table-cell office:value-type="string" calcext:value-type="string">
            <text:p>förfinas utökas flera trappsteg nationell</text:p>
          </table:table-cell>
          <table:table-cell office:value-type="string" calcext:value-type="string">
            <text:p>parallellt aktiva kriget terrorism högst</text:p>
          </table:table-cell>
          <table:table-cell office:value-type="string" calcext:value-type="string">
            <text:p>förfinas utökas flera trappsteg nationell krishanteringsförmåga parallellt aktiva kriget terrorism högs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krishantering</text:p>
          </table:table-cell>
          <table:table-cell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rishantering</text:p>
          </table:table-cell>
          <table:table-cell office:value-type="string" calcext:value-type="string">
            <text:p>krishanteringsförmåga</text:p>
          </table:table-cell>
          <table:table-cell office:value-type="string" calcext:value-type="string">
            <text:p>förfinas utökas flera trappsteg nationell</text:p>
          </table:table-cell>
          <table:table-cell office:value-type="string" calcext:value-type="string">
            <text:p>parallellt aktiva kriget terrorism högst</text:p>
          </table:table-cell>
          <table:table-cell office:value-type="string" calcext:value-type="string">
            <text:p>förfinas utökas flera trappsteg nationell krishanteringsförmåga parallellt aktiva kriget terrorism högs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krishante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ilitet</text:p>
          </table:table-cell>
          <table:table-cell office:value-type="string" calcext:value-type="string">
            <text:p>vädermönster därmed inverka regioners stab</text:p>
          </table:table-cell>
          <table:table-cell office:value-type="string" calcext:value-type="string">
            <text:p>långsiktiga säkerhet områden världen beräknas</text:p>
          </table:table-cell>
          <table:table-cell office:value-type="string" calcext:value-type="string">
            <text:p>vädermönster därmed inverka regioners stab ilitet långsiktiga säkerhet områden världen beräknas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lite</text:p>
          </table:table-cell>
          <table:table-cell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interoperabilitet</text:p>
          </table:table-cell>
          <table:table-cell office:value-type="string" calcext:value-type="string">
            <text:p>stärka transatlantiska säke rhetspolitiska gemenskapen</text:p>
          </table:table-cell>
          <table:table-cell office:value-type="string" calcext:value-type="string">
            <text:p>utvecklas genom partnership for peace</text:p>
          </table:table-cell>
          <table:table-cell office:value-type="string" calcext:value-type="string">
            <text:p>stärka transatlantiska säke rhetspolitiska gemenskapen interoperabilitet utvecklas genom partnership for peace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ff Natos standarder och teknik på det militära området utgör grunden för försvarssamarbetet inom EU samt för andra regionala och bilaterala försvarspolitiska</text:p>
          </table:table-cell>
          <table:table-cell/>
          <table:table-cell office:value-type="string" calcext:value-type="string">
            <text:p>ds-2007-46.pdf</text:p>
          </table:table-cell>
          <table:table-cell office:value-type="string" calcext:value-type="string">
            <text:p>l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stärkt nationellt försvar samt medlemskap</text:p>
          </table:table-cell>
          <table:table-cell office:value-type="string" calcext:value-type="string">
            <text:p>terrorism cyberhot asymmetriska hot ställt</text:p>
          </table:table-cell>
          <table:table-cell office:value-type="string" calcext:value-type="string">
            <text:p>stärkt nationellt försvar samt medlemskap nato terrorism cyberhot asymmetriska hot ställ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len säkerhetsstrategi vilar på tre pelare: ett stärkt nationellt försvar samt medlemskap i Nato och EU</text:p>
          </table:table-cell>
          <table:table-cell/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estland fäster särskild vikt cybersäkerhet</text:p>
          </table:table-cell>
          <table:table-cell office:value-type="string" calcext:value-type="string">
            <text:p>center excellence cooperative cyber defence</text:p>
          </table:table-cell>
          <table:table-cell office:value-type="string" calcext:value-type="string">
            <text:p>estland fäster särskild vikt cybersäkerhet nato center excellence cooperative cyber defence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05" calcext:value-type="float">
            <text:p>0.670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estland fäster särskild vikt cybersäkerhet</text:p>
          </table:table-cell>
          <table:table-cell office:value-type="string" calcext:value-type="string">
            <text:p>center excellence cooperative cyber defence</text:p>
          </table:table-cell>
          <table:table-cell office:value-type="string" calcext:value-type="string">
            <text:p>estland fäster särskild vikt cybersäkerhet nato center excellence cooperative cyber defence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05" calcext:value-type="float">
            <text:p>0.670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s</text:p>
          </table:table-cell>
          <table:table-cell office:value-type="string" calcext:value-type="string">
            <text:p>aktiviteterna ramen pooling and sharing</text:p>
          </table:table-cell>
          <table:table-cell office:value-type="string" calcext:value-type="string">
            <text:p>smart defence fungerat väl samarbetet</text:p>
          </table:table-cell>
          <table:table-cell office:value-type="string" calcext:value-type="string">
            <text:p>aktiviteterna ramen pooling and sharing natos smart defence fungerat väl samarbetet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7096" calcext:value-type="float">
            <text:p>0.7096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s</text:p>
          </table:table-cell>
          <table:table-cell office:value-type="string" calcext:value-type="string">
            <text:p>pff avseende pooling and sharing</text:p>
          </table:table-cell>
          <table:table-cell office:value-type="string" calcext:value-type="string">
            <text:p>smart defence sker finns gemensamt</text:p>
          </table:table-cell>
          <table:table-cell office:value-type="string" calcext:value-type="string">
            <text:p>pff avseende pooling and sharing natos smart defence sker finns gemensamt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7096" calcext:value-type="float">
            <text:p>0.7096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s</text:p>
          </table:table-cell>
          <table:table-cell office:value-type="string" calcext:value-type="string">
            <text:p>aktiviteterna ramen pooling and sharing</text:p>
          </table:table-cell>
          <table:table-cell office:value-type="string" calcext:value-type="string">
            <text:p>smart defence fungerat väl samarbetet</text:p>
          </table:table-cell>
          <table:table-cell office:value-type="string" calcext:value-type="string">
            <text:p>aktiviteterna ramen pooling and sharing natos smart defence fungerat väl samarbetet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7096" calcext:value-type="float">
            <text:p>0.7096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s</text:p>
          </table:table-cell>
          <table:table-cell office:value-type="string" calcext:value-type="string">
            <text:p>pff avseende pooling and sharing</text:p>
          </table:table-cell>
          <table:table-cell office:value-type="string" calcext:value-type="string">
            <text:p>smart defence sker finns gemensamt</text:p>
          </table:table-cell>
          <table:table-cell office:value-type="string" calcext:value-type="string">
            <text:p>pff avseende pooling and sharing natos smart defence sker finns gemensamt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7096" calcext:value-type="float">
            <text:p>0.7096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s</text:p>
          </table:table-cell>
          <table:table-cell office:value-type="string" calcext:value-type="string">
            <text:p>centre excellence vilnius centret kopplat</text:p>
          </table:table-cell>
          <table:table-cell office:value-type="string" calcext:value-type="string">
            <text:p>emerging security challenges division natohögkvarteret</text:p>
          </table:table-cell>
          <table:table-cell office:value-type="string" calcext:value-type="string">
            <text:p>centre excellence vilnius centret kopplat natos emerging security challenges division natohögkvarteret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4" calcext:value-type="float">
            <text:p>0.494</text:p>
          </table:table-cell>
          <table:table-cell office:value-type="float" office:value="0.7783" calcext:value-type="float">
            <text:p>0.778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s</text:p>
          </table:table-cell>
          <table:table-cell office:value-type="string" calcext:value-type="string">
            <text:p>centre excellence vilnius centret kopplat</text:p>
          </table:table-cell>
          <table:table-cell office:value-type="string" calcext:value-type="string">
            <text:p>emerging security challenges division natohögkvarteret</text:p>
          </table:table-cell>
          <table:table-cell office:value-type="string" calcext:value-type="string">
            <text:p>centre excellence vilnius centret kopplat natos emerging security challenges division natohögkvarteret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4" calcext:value-type="float">
            <text:p>0.494</text:p>
          </table:table-cell>
          <table:table-cell office:value-type="float" office:value="0.7783" calcext:value-type="float">
            <text:p>0.778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nätverk</text:p>
          </table:table-cell>
          <table:table-cell office:value-type="string" calcext:value-type="string">
            <text:p>nätverksinfrastruktur</text:p>
          </table:table-cell>
          <table:table-cell office:value-type="string" calcext:value-type="string">
            <text:p>anställd personal hot form attacker</text:p>
          </table:table-cell>
          <table:table-cell office:value-type="string" calcext:value-type="string">
            <text:p>attacker konkretiserat behovet stärkt förmåga</text:p>
          </table:table-cell>
          <table:table-cell office:value-type="string" calcext:value-type="string">
            <text:p>anställd personal hot form attacker nätverksinfrastruktur attacker konkretiserat behovet stärkt förmåga</text:p>
          </table:table-cell>
          <table:table-cell office:value-type="float" office:value="0.451" calcext:value-type="float">
            <text:p>0.451</text:p>
          </table:table-cell>
          <table:table-cell office:value-type="float" office:value="0.549" calcext:value-type="float">
            <text:p>0.549</text:p>
          </table:table-cell>
          <table:table-cell office:value-type="float" office:value="0" calcext:value-type="float">
            <text:p>0</text:p>
          </table:table-cell>
          <table:table-cell office:value-type="float" office:value="-0.8126" calcext:value-type="float">
            <text:p>-0.8126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nätve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oppositionella</text:p>
          </table:table-cell>
          <table:table-cell office:value-type="string" calcext:value-type="string">
            <text:p>attacker samband presidentvalet 2012 populära</text:p>
          </table:table-cell>
          <table:table-cell office:value-type="string" calcext:value-type="string">
            <text:p>bloggare dragits inför domstol andra</text:p>
          </table:table-cell>
          <table:table-cell office:value-type="string" calcext:value-type="string">
            <text:p>attacker samband presidentvalet 2012 populära oppositionella bloggare dragits inför domstol andra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oppos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asymmetriska</text:p>
          </table:table-cell>
          <table:table-cell office:value-type="string" calcext:value-type="string">
            <text:p>samt medlemskap nato terrorism cyberhot</text:p>
          </table:table-cell>
          <table:table-cell office:value-type="string" calcext:value-type="string">
            <text:p>hot ställt krav polen ökat</text:p>
          </table:table-cell>
          <table:table-cell office:value-type="string" calcext:value-type="string">
            <text:p>samt medlemskap nato terrorism cyberhot asymmetriska hot ställt krav polen öka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r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ryssland</text:p>
          </table:table-cell>
          <table:table-cell office:value-type="string" calcext:value-type="string">
            <text:p>också utveckla högteknologisk konventionell förmåga</text:p>
          </table:table-cell>
          <table:table-cell office:value-type="string" calcext:value-type="string">
            <text:p>tagit intryck utvecklingen cyberkrigföring anger</text:p>
          </table:table-cell>
          <table:table-cell office:value-type="string" calcext:value-type="string">
            <text:p>också utveckla högteknologisk konventionell förmåga ryssland tagit intryck utvecklingen cyberkrigföring anger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ryssland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ryssland</text:p>
          </table:table-cell>
          <table:table-cell office:value-type="string" calcext:value-type="string">
            <text:p>också utveckla högteknologisk konventionell förmåga</text:p>
          </table:table-cell>
          <table:table-cell office:value-type="string" calcext:value-type="string">
            <text:p>tagit intryck utvecklingen cyberkrigföring anger</text:p>
          </table:table-cell>
          <table:table-cell office:value-type="string" calcext:value-type="string">
            <text:p>också utveckla högteknologisk konventionell förmåga ryssland tagit intryck utvecklingen cyberkrigföring anger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ryss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samarbete</text:p>
          </table:table-cell>
          <table:table-cell office:value-type="string" calcext:value-type="string">
            <text:p>definierar terrorism separatism extremism ramen</text:p>
          </table:table-cell>
          <table:table-cell office:value-type="string" calcext:value-type="string">
            <text:p>anordnas ven militära övningar sco</text:p>
          </table:table-cell>
          <table:table-cell office:value-type="string" calcext:value-type="string">
            <text:p>definierar terrorism separatism extremism ramen säkerhetssamarbete anordnas ven militära övningar sco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a</text:p>
          </table:table-cell>
          <table:table-cell office:value-type="string" calcext:value-type="string">
            <text:p>utvecklingen såväl aktiva aktiva konfliktområden</text:p>
          </table:table-cell>
          <table:table-cell office:value-type="string" calcext:value-type="string">
            <text:p>hot terrorism separatism gerillarörelser inga</text:p>
          </table:table-cell>
          <table:table-cell office:value-type="string" calcext:value-type="string">
            <text:p>utvecklingen såväl aktiva aktiva konfliktområden säkerhetspolitiska hot terrorism separatism gerillarörelser inga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k</text:p>
          </table:table-cell>
          <table:table-cell office:value-type="string" calcext:value-type="string">
            <text:p>försvars säkerhetspolitik förutsättningarna sveriges försvars</text:p>
          </table:table-cell>
          <table:table-cell office:value-type="string" calcext:value-type="string">
            <text:p>förändrats grunden kalla krigets slut</text:p>
          </table:table-cell>
          <table:table-cell office:value-type="string" calcext:value-type="string">
            <text:p>försvars säkerhetspolitik förutsättningarna sveriges försvars säkerhetspolitik förändrats grunden kalla krigets slu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säkerhet</text:p>
          </table:table-cell>
          <table:table-cell office:value-type="string" calcext:value-type="string">
            <text:p>genom medlemskapet solidariskt ansvar europas</text:p>
          </table:table-cell>
          <table:table-cell office:value-type="string" calcext:value-type="string">
            <text:p>kalla krigets slut svenska säkerhetspolitiken</text:p>
          </table:table-cell>
          <table:table-cell office:value-type="string" calcext:value-type="string">
            <text:p>genom medlemskapet solidariskt ansvar europas säkerhet kalla krigets slut svenska säkerhetspolitiken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ken</text:p>
          </table:table-cell>
          <table:table-cell office:value-type="string" calcext:value-type="string">
            <text:p>säkerhet kalla krigets slut svenska</text:p>
          </table:table-cell>
          <table:table-cell office:value-type="string" calcext:value-type="string">
            <text:p>ändrats grunden medlemskapet förändrade förutsättningarna</text:p>
          </table:table-cell>
          <table:table-cell office:value-type="string" calcext:value-type="string">
            <text:p>säkerhet kalla krigets slut svenska säkerhetspolitiken ändrats grunden medlemskapet förändrade förutsättningarna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07-46.pdf</text:p>
          </table:table-cell>
          <table:table-cell table:number-columns-repeated="2" office:value-type="string" calcext:value-type="string">
            <text:p>säkerhet</text:p>
          </table:table-cell>
          <table:table-cell office:value-type="string" calcext:value-type="string">
            <text:p>inverka regioners stab ilitet långsiktiga</text:p>
          </table:table-cell>
          <table:table-cell office:value-type="string" calcext:value-type="string">
            <text:p>områden världen beräknas abbas störst</text:p>
          </table:table-cell>
          <table:table-cell office:value-type="string" calcext:value-type="string">
            <text:p>inverka regioners stab ilitet långsiktiga säkerhet områden världen beräknas abbas störs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säkerh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k</text:p>
          </table:table-cell>
          <table:table-cell office:value-type="string" calcext:value-type="string">
            <text:p>försvars säkerhetspolitik förutsättningarna sveriges försvars</text:p>
          </table:table-cell>
          <table:table-cell office:value-type="string" calcext:value-type="string">
            <text:p>förändrats grunden kalla krigets slut</text:p>
          </table:table-cell>
          <table:table-cell office:value-type="string" calcext:value-type="string">
            <text:p>försvars säkerhetspolitik förutsättningarna sveriges försvars säkerhetspolitik förändrats grunden kalla krigets slu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table:number-columns-repeated="2" office:value-type="string" calcext:value-type="string">
            <text:p>säkerhet</text:p>
          </table:table-cell>
          <table:table-cell office:value-type="string" calcext:value-type="string">
            <text:p>genom medlemskapet solidariskt ansvar europas</text:p>
          </table:table-cell>
          <table:table-cell office:value-type="string" calcext:value-type="string">
            <text:p>kalla krigets slut svenska säkerhetspolitiken</text:p>
          </table:table-cell>
          <table:table-cell office:value-type="string" calcext:value-type="string">
            <text:p>genom medlemskapet solidariskt ansvar europas säkerhet kalla krigets slut svenska säkerhetspolitiken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ken</text:p>
          </table:table-cell>
          <table:table-cell office:value-type="string" calcext:value-type="string">
            <text:p>säkerhet kalla krigets slut svenska</text:p>
          </table:table-cell>
          <table:table-cell office:value-type="string" calcext:value-type="string">
            <text:p>ändrats grunden medlemskapet förändrade förutsättningarna</text:p>
          </table:table-cell>
          <table:table-cell office:value-type="string" calcext:value-type="string">
            <text:p>säkerhet kalla krigets slut svenska säkerhetspolitiken ändrats grunden medlemskapet förändrade förutsättningarna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doktrinen</text:p>
          </table:table-cell>
          <table:table-cell office:value-type="string" calcext:value-type="string">
            <text:p>ryska officiella dokument såsom nationella</text:p>
          </table:table-cell>
          <table:table-cell office:value-type="string" calcext:value-type="string">
            <text:p>2009 militärdoktrinen 2010 anger militära</text:p>
          </table:table-cell>
          <table:table-cell office:value-type="string" calcext:value-type="string">
            <text:p>ryska officiella dokument såsom nationella säkerhetsdoktrinen 2009 militärdoktrinen 2010 anger militära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doktrinen</text:p>
          </table:table-cell>
          <table:table-cell office:value-type="string" calcext:value-type="string">
            <text:p>ryska officiella dokument såsom nationella</text:p>
          </table:table-cell>
          <table:table-cell office:value-type="string" calcext:value-type="string">
            <text:p>2009 militärdoktrinen 2010 anger militära</text:p>
          </table:table-cell>
          <table:table-cell office:value-type="string" calcext:value-type="string">
            <text:p>ryska officiella dokument såsom nationella säkerhetsdoktrinen 2009 militärdoktrinen 2010 anger militära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a</text:p>
          </table:table-cell>
          <table:table-cell office:value-type="string" calcext:value-type="string">
            <text:p>slutsatsen europa måste kunna hantera</text:p>
          </table:table-cell>
          <table:table-cell office:value-type="string" calcext:value-type="string">
            <text:p>utmaningar sitt närområde egen hand</text:p>
          </table:table-cell>
          <table:table-cell office:value-type="string" calcext:value-type="string">
            <text:p>slutsatsen europa måste kunna hantera säkerhetspolitiska utmaningar sitt närområde egen hand</text:p>
          </table:table-cell>
          <table:table-cell office:value-type="float" office:value="0" calcext:value-type="float">
            <text:p>0</text:p>
          </table:table-cell>
          <table:table-cell office:value-type="float" office:value="0.758" calcext:value-type="float">
            <text:p>0.758</text:p>
          </table:table-cell>
          <table:table-cell office:value-type="float" office:value="0.242" calcext:value-type="float">
            <text:p>0.242</text:p>
          </table:table-cell>
          <table:table-cell office:value-type="float" office:value="0.4939" calcext:value-type="float">
            <text:p>0.493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äkerhet Frankrike</text:p>
          </table:table-cell>
          <table:table-cell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cybersäkerhet</text:p>
          </table:table-cell>
          <table:table-cell office:value-type="string" calcext:value-type="string">
            <text:p>försvarsförmågan estland fäster särskild vikt</text:p>
          </table:table-cell>
          <table:table-cell office:value-type="string" calcext:value-type="string">
            <text:p>nato center excellence cooperative cyber</text:p>
          </table:table-cell>
          <table:table-cell office:value-type="string" calcext:value-type="string">
            <text:p>försvarsförmågan estland fäster särskild vikt cybersäkerhet nato center excellence cooperative cyber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6249" calcext:value-type="float">
            <text:p>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cybersäkerhet</text:p>
          </table:table-cell>
          <table:table-cell office:value-type="string" calcext:value-type="string">
            <text:p>försvarsförmågan estland fäster särskild vikt</text:p>
          </table:table-cell>
          <table:table-cell office:value-type="string" calcext:value-type="string">
            <text:p>nato center excellence cooperative cyber</text:p>
          </table:table-cell>
          <table:table-cell office:value-type="string" calcext:value-type="string">
            <text:p>försvarsförmågan estland fäster särskild vikt cybersäkerhet nato center excellence cooperative cyber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6249" calcext:value-type="float">
            <text:p>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amarbete</text:p>
          </table:table-cell>
          <table:table-cell office:value-type="string" calcext:value-type="string">
            <text:p>säkerhetssamarbete</text:p>
          </table:table-cell>
          <table:table-cell office:value-type="string" calcext:value-type="string">
            <text:p>definierar terrorism separatism extremism ramen</text:p>
          </table:table-cell>
          <table:table-cell office:value-type="string" calcext:value-type="string">
            <text:p>anordnas ven militära övningar sco</text:p>
          </table:table-cell>
          <table:table-cell office:value-type="string" calcext:value-type="string">
            <text:p>definierar terrorism separatism extremism ramen säkerhetssamarbete anordnas ven militära övningar sco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amarbete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amarbete</text:p>
          </table:table-cell>
          <table:table-cell office:value-type="string" calcext:value-type="string">
            <text:p>rsvarssamarbetet</text:p>
          </table:table-cell>
          <table:table-cell office:value-type="string" calcext:value-type="string">
            <text:p>military peace support nordefco nordiska</text:p>
          </table:table-cell>
          <table:table-cell office:value-type="string" calcext:value-type="string">
            <text:p>nordic defence cooperation nordhels nordiskt</text:p>
          </table:table-cell>
          <table:table-cell office:value-type="string" calcext:value-type="string">
            <text:p>military peace support nordefco nordiska rsvarssamarbetet nordic defence cooperation nordhels nordiskt</text:p>
          </table:table-cell>
          <table:table-cell office:value-type="float" office:value="0" calcext:value-type="float">
            <text:p>0</text:p>
          </table:table-cell>
          <table:table-cell office:value-type="float" office:value="0.513" calcext:value-type="float">
            <text:p>0.513</text:p>
          </table:table-cell>
          <table:table-cell office:value-type="float" office:value="0.487" calcext:value-type="float">
            <text:p>0.48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amarbete</text:p>
          </table:table-cell>
          <table:table-cell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amarbete</text:p>
          </table:table-cell>
          <table:table-cell office:value-type="string" calcext:value-type="string">
            <text:p>rsvarssamarbetet</text:p>
          </table:table-cell>
          <table:table-cell office:value-type="string" calcext:value-type="string">
            <text:p>military peace support nordefco nordiska</text:p>
          </table:table-cell>
          <table:table-cell office:value-type="string" calcext:value-type="string">
            <text:p>nordic defence cooperation nordhels nordiskt</text:p>
          </table:table-cell>
          <table:table-cell office:value-type="string" calcext:value-type="string">
            <text:p>military peace support nordefco nordiska rsvarssamarbetet nordic defence cooperation nordhels nordiskt</text:p>
          </table:table-cell>
          <table:table-cell office:value-type="float" office:value="0" calcext:value-type="float">
            <text:p>0</text:p>
          </table:table-cell>
          <table:table-cell office:value-type="float" office:value="0.513" calcext:value-type="float">
            <text:p>0.513</text:p>
          </table:table-cell>
          <table:table-cell office:value-type="float" office:value="0.487" calcext:value-type="float">
            <text:p>0.48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.pdf</text:p>
          </table:table-cell>
          <table:table-cell office:value-type="string" calcext:value-type="string">
            <text:p>samarbe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temata</text:p>
          </table:table-cell>
          <table:table-cell office:value-type="string" calcext:value-type="string">
            <text:p>qdr budskapet struktureras fem olika</text:p>
          </table:table-cell>
          <table:table-cell office:value-type="string" calcext:value-type="string">
            <text:p>långvarig konflikthantering globalt krig terrorism</text:p>
          </table:table-cell>
          <table:table-cell office:value-type="string" calcext:value-type="string">
            <text:p>qdr budskapet struktureras fem olika temata långvarig konflikthantering globalt krig terrorism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07-46.pdf</text:p>
          </table:table-cell>
          <table:table-cell office:value-type="string" calcext:value-type="string">
            <text:p>t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t 10</text:p>
          </table:table-cell>
          <table:table-cell office:value-type="string" calcext:value-type="string">
            <text:p>ds-2007-46.pdf</text:p>
          </table:table-cell>
          <table:table-cell office:value-type="string" calcext:value-type="string">
            <text:p>Hot 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s-2013-33.pdf</text:p>
          </table:table-cell>
          <table:table-cell office:value-type="string" calcext:value-type="string">
            <text:p>Hot 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onflikt 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ris 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arbete 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to 9</text:p>
          </table:table-cell>
          <table:table-cell office:value-type="string" calcext:value-type="string">
            <text:p>ds-2007-46.pdf</text:p>
          </table:table-cell>
          <table:table-cell office:value-type="string" calcext:value-type="string">
            <text:p>Nato 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s-2013-33.pdf</text:p>
          </table:table-cell>
          <table:table-cell office:value-type="string" calcext:value-type="string">
            <text:p>Nato 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äkerhet 15</text:p>
          </table:table-cell>
          <table:table-cell office:value-type="string" calcext:value-type="string">
            <text:p>ds-2007-46.pdf</text:p>
          </table:table-cell>
          <table:table-cell office:value-type="string" calcext:value-type="string">
            <text:p>Säkerhet 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s-2013-33.pdf</text:p>
          </table:table-cell>
          <table:table-cell office:value-type="string" calcext:value-type="string">
            <text:p>Säkerhet 1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y räkning nedan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alliansfrihe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ansvar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försvarsberedning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hot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int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int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onflikt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ris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rishante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krishantering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lit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nato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nätverk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opposition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risk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ryssland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säkerhe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äkerhet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.pdf</text:p>
          </table:table-cell>
          <table:table-cell office:value-type="string" calcext:value-type="string">
            <text:p>samarbet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7-46.pdf</text:p>
          </table:table-cell>
          <table:table-cell office:value-type="string" calcext:value-type="string">
            <text:p>tem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4" office:value-type="string" calcext:value-type="string">
            <text:p>A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left_context</text:p>
          </table:table-cell>
          <table:table-cell office:value-type="string" calcext:value-type="string">
            <text:p>right_context</text:p>
          </table:table-cell>
          <table:table-cell office:value-type="string" calcext:value-type="string">
            <text:p>full_context</text:p>
          </table:table-cell>
          <table:table-cell office:value-type="string" calcext:value-type="string">
            <text:p>sentiment_neg</text:p>
          </table:table-cell>
          <table:table-cell office:value-type="string" calcext:value-type="string">
            <text:p>sentiment_neu</text:p>
          </table:table-cell>
          <table:table-cell office:value-type="string" calcext:value-type="string">
            <text:p>sentiment_pos</text:p>
          </table:table-cell>
          <table:table-cell office:value-type="string" calcext:value-type="string">
            <text:p>sentiment_compound</text:p>
          </table:table-cell>
          <table:table-cell office:value-type="string" calcext:value-type="string">
            <text:p>flagga kli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ansv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ansvar</text:p>
          </table:table-cell>
          <table:table-cell office:value-type="string" calcext:value-type="string">
            <text:p>sverige tar genom medlemskapet solidariskt</text:p>
          </table:table-cell>
          <table:table-cell office:value-type="string" calcext:value-type="string">
            <text:p>europas säkerhet kalla krigets slut</text:p>
          </table:table-cell>
          <table:table-cell office:value-type="string" calcext:value-type="string">
            <text:p>sverige tar genom medlemskapet solidariskt ansvar europas säkerhet kalla krigets slu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byrån</text:p>
          </table:table-cell>
          <table:table-cell office:value-type="string" calcext:value-type="string">
            <text:p>stab military staff eums europeiska</text:p>
          </table:table-cell>
          <table:table-cell office:value-type="string" calcext:value-type="string">
            <text:p>european defence agency eda bistår</text:p>
          </table:table-cell>
          <table:table-cell office:value-type="string" calcext:value-type="string">
            <text:p>stab military staff eums europeiska försvarsbyrån european defence agency eda bistår</text:p>
          </table:table-cell>
          <table:table-cell office:value-type="float" office:value="0.268" calcext:value-type="float">
            <text:p>0.268</text:p>
          </table:table-cell>
          <table:table-cell office:value-type="float" office:value="0.634" calcext:value-type="float">
            <text:p>0.634</text:p>
          </table:table-cell>
          <table:table-cell office:value-type="float" office:value="0.099" calcext:value-type="float">
            <text:p>0.099</text:p>
          </table:table-cell>
          <table:table-cell office:value-type="float" office:value="-0.5267" calcext:value-type="float">
            <text:p>-0.5267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avtalet</text:p>
          </table:table-cell>
          <table:table-cell office:value-type="string" calcext:value-type="string">
            <text:p>brigadstaber divisionsstab samt marintaktisk stab</text:p>
          </table:table-cell>
          <table:table-cell office:value-type="string" calcext:value-type="string">
            <text:p>2013 fastslår danmark även fortsatt</text:p>
          </table:table-cell>
          <table:table-cell office:value-type="string" calcext:value-type="string">
            <text:p>brigadstaber divisionsstab samt marintaktisk stab försvarsavtalet 2013 fastslår danmark även fortsat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försvar</text:p>
          </table:table-cell>
          <table:table-cell office:value-type="string" calcext:value-type="string">
            <text:p>vilar tre pela stärkt nationellt</text:p>
          </table:table-cell>
          <table:table-cell office:value-type="string" calcext:value-type="string">
            <text:p>samt medlemskap nato terrorism cyberhot</text:p>
          </table:table-cell>
          <table:table-cell office:value-type="string" calcext:value-type="string">
            <text:p>vilar tre pela stärkt nationellt försvar samt medlemskap nato terrorism cyberho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försv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försvar</text:p>
          </table:table-cell>
          <table:table-cell office:value-type="string" calcext:value-type="string">
            <text:p>hör cyberattacker terrorism stärkt svenskt</text:p>
          </table:table-cell>
          <table:table-cell office:value-type="string" calcext:value-type="string">
            <text:p>sverige måste stort försva både</text:p>
          </table:table-cell>
          <table:table-cell office:value-type="string" calcext:value-type="string">
            <text:p>hör cyberattacker terrorism stärkt svenskt försvar sverige måste stort försva både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beredningen</text:p>
          </table:table-cell>
          <table:table-cell office:value-type="string" calcext:value-type="string">
            <text:p>stat liksom internationell storskalig terrorism</text:p>
          </table:table-cell>
          <table:table-cell office:value-type="string" calcext:value-type="string">
            <text:p>menar uppstå situationer sverige enskilt</text:p>
          </table:table-cell>
          <table:table-cell office:value-type="string" calcext:value-type="string">
            <text:p>stat liksom internationell storskalig terrorism försvarsberedningen menar uppstå situationer sverige enskil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sberedn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sberedning</text:p>
          </table:table-cell>
          <table:table-cell office:value-type="string" calcext:value-type="string">
            <text:p>försvarsberedningen</text:p>
          </table:table-cell>
          <table:table-cell office:value-type="string" calcext:value-type="string">
            <text:p>stat liksom internationell storskalig terrorism</text:p>
          </table:table-cell>
          <table:table-cell office:value-type="string" calcext:value-type="string">
            <text:p>menar uppstå situationer sverige enskilt</text:p>
          </table:table-cell>
          <table:table-cell office:value-type="string" calcext:value-type="string">
            <text:p>stat liksom internationell storskalig terrorism försvarsberedningen menar uppstå situationer sverige enskil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2009 militärdoktrinen 2010 anger militära</text:p>
          </table:table-cell>
          <table:table-cell office:value-type="string" calcext:value-type="string">
            <text:p>faror existerar väst öst söder</text:p>
          </table:table-cell>
          <table:table-cell office:value-type="string" calcext:value-type="string">
            <text:p>2009 militärdoktrinen 2010 anger militära hot faror existerar väst öst söder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yttre mensionen måste beaktas exempel</text:p>
          </table:table-cell>
          <table:table-cell office:value-type="string" calcext:value-type="string">
            <text:p>nämns förutom organiserad brottslighet terrorism</text:p>
          </table:table-cell>
          <table:table-cell office:value-type="string" calcext:value-type="string">
            <text:p>yttre mensionen måste beaktas exempel hot nämns förutom organiserad brottslighet terrorism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enklare samarbeta kring säkerhet främst</text:p>
          </table:table-cell>
          <table:table-cell office:value-type="string" calcext:value-type="string">
            <text:p>definierar terrorism separatism extremism ramen</text:p>
          </table:table-cell>
          <table:table-cell office:value-type="string" calcext:value-type="string">
            <text:p>enklare samarbeta kring säkerhet främst hot definierar terrorism separatism extremism ramen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yberhot</text:p>
          </table:table-cell>
          <table:table-cell office:value-type="string" calcext:value-type="string">
            <text:p>försvar samt medlemskap nato terrorism</text:p>
          </table:table-cell>
          <table:table-cell office:value-type="string" calcext:value-type="string">
            <text:p>asymmetriska hot ställt krav polen</text:p>
          </table:table-cell>
          <table:table-cell office:value-type="string" calcext:value-type="string">
            <text:p>försvar samt medlemskap nato terrorism cyberhot asymmetriska hot ställt krav polen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medlemskap nato terrorism cyberhot asymmetriska</text:p>
          </table:table-cell>
          <table:table-cell office:value-type="string" calcext:value-type="string">
            <text:p>ställt krav polen ökat sitt</text:p>
          </table:table-cell>
          <table:table-cell office:value-type="string" calcext:value-type="string">
            <text:p>medlemskap nato terrorism cyberhot asymmetriska hot ställt krav polen ökat sit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en</text:p>
          </table:table-cell>
          <table:table-cell office:value-type="string" calcext:value-type="string">
            <text:p>samhällets förmåga hantera ökad sårbarhet</text:p>
          </table:table-cell>
          <table:table-cell office:value-type="string" calcext:value-type="string">
            <text:p>säkerhet äns sektoröverskridande terrorism organisera</text:p>
          </table:table-cell>
          <table:table-cell office:value-type="string" calcext:value-type="string">
            <text:p>samhällets förmåga hantera ökad sårbarhet hoten säkerhet äns sektoröverskridande terrorism organisera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bilden</text:p>
          </table:table-cell>
          <table:table-cell office:value-type="string" calcext:value-type="string">
            <text:p>bör betydlig mån återtas bredare</text:p>
          </table:table-cell>
          <table:table-cell office:value-type="string" calcext:value-type="string">
            <text:p>idag hör cyberattacker terrorism stärkt</text:p>
          </table:table-cell>
          <table:table-cell office:value-type="string" calcext:value-type="string">
            <text:p>bör betydlig mån återtas bredare hotbilden idag hör cyberattacker terrorism stärk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en</text:p>
          </table:table-cell>
          <table:table-cell office:value-type="string" calcext:value-type="string">
            <text:p>gränslösa tidigare såväl antagonistiska ickeantagonistiska</text:p>
          </table:table-cell>
          <table:table-cell office:value-type="string" calcext:value-type="string">
            <text:p>säkerhet gräns sektoröverskridande terrorism organiserad</text:p>
          </table:table-cell>
          <table:table-cell office:value-type="string" calcext:value-type="string">
            <text:p>gränslösa tidigare såväl antagonistiska ickeantagonistiska hoten säkerhet gräns sektoröverskridande terrorism organiserad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terrorism attacker nätverk system utgör</text:p>
          </table:table-cell>
          <table:table-cell office:value-type="string" calcext:value-type="string">
            <text:p>sällan begränsar lands 2013 norden</text:p>
          </table:table-cell>
          <table:table-cell office:value-type="string" calcext:value-type="string">
            <text:p>terrorism attacker nätverk system utgör hot sällan begränsar lands 2013 norden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-0.8519" calcext:value-type="float">
            <text:p>-0.85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inte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</text:p>
          </table:table-cell>
          <table:table-cell office:value-type="string" calcext:value-type="string">
            <text:p>ekonomiska zoner ska ske utifrån</text:p>
          </table:table-cell>
          <table:table-cell office:value-type="string" calcext:value-type="string">
            <text:p>lag historiska argument blan annat</text:p>
          </table:table-cell>
          <table:table-cell office:value-type="string" calcext:value-type="string">
            <text:p>ekonomiska zoner ska ske utifrån internationell lag historiska argument blan annat</text:p>
          </table:table-cell>
          <table:table-cell office:value-type="float" office:value="0.353" calcext:value-type="float">
            <text:p>0.353</text:p>
          </table:table-cell>
          <table:table-cell office:value-type="float" office:value="0.647" calcext:value-type="float">
            <text:p>0.647</text:p>
          </table:table-cell>
          <table:table-cell office:value-type="float" office:value="0" calcext:value-type="float">
            <text:p>0</text:p>
          </table:table-cell>
          <table:table-cell office:value-type="float" office:value="-0.5994" calcext:value-type="float">
            <text:p>-0.5994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inte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</text:p>
          </table:table-cell>
          <table:table-cell office:value-type="string" calcext:value-type="string">
            <text:p>transnationella karaktär bland nämnas cyberattacker</text:p>
          </table:table-cell>
          <table:table-cell office:value-type="string" calcext:value-type="string">
            <text:p>brot tslighet inklusive terrorism samt</text:p>
          </table:table-cell>
          <table:table-cell office:value-type="string" calcext:value-type="string">
            <text:p>transnationella karaktär bland nämnas cyberattacker internationell brot tslighet inklusive terrorism sam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i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</text:p>
          </table:table-cell>
          <table:table-cell office:value-type="string" calcext:value-type="string">
            <text:p>ryssland driver osse ska anta</text:p>
          </table:table-cell>
          <table:table-cell office:value-type="string" calcext:value-type="string">
            <text:p>uppförandekod gäller informationssäkerhet samarbetet terrorism</text:p>
          </table:table-cell>
          <table:table-cell office:value-type="string" calcext:value-type="string">
            <text:p>ryssland driver osse ska anta internationell uppförandekod gäller informationssäkerhet samarbetet terrorism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</text:p>
          </table:table-cell>
          <table:table-cell office:value-type="string" calcext:value-type="string">
            <text:p>angrepp sverige annan stat liksom</text:p>
          </table:table-cell>
          <table:table-cell office:value-type="string" calcext:value-type="string">
            <text:p>storskalig terrorism försvarsberedningen menar uppstå</text:p>
          </table:table-cell>
          <table:table-cell office:value-type="string" calcext:value-type="string">
            <text:p>angrepp sverige annan stat liksom internationell storskalig terrorism försvarsberedningen menar uppstå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konfli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konflikt</text:p>
          </table:table-cell>
          <table:table-cell office:value-type="string" calcext:value-type="string">
            <text:p>konfliktförebyggande</text:p>
          </table:table-cell>
          <table:table-cell office:value-type="string" calcext:value-type="string">
            <text:p>osse leder ökad säkerhet verkar</text:p>
          </table:table-cell>
          <table:table-cell office:value-type="string" calcext:value-type="string">
            <text:p>bidrar bekämpa terrorism organiserad brottslighet</text:p>
          </table:table-cell>
          <table:table-cell office:value-type="string" calcext:value-type="string">
            <text:p>osse leder ökad säkerhet verkar konfliktförebyggande bidrar bekämpa terrorism organiserad brottslighe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k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kris</text:p>
          </table:table-cell>
          <table:table-cell office:value-type="string" calcext:value-type="string">
            <text:p>globala flöden terrorism cybersäkerhet civ</text:p>
          </table:table-cell>
          <table:table-cell office:value-type="string" calcext:value-type="string">
            <text:p>beredskapsplanering säkerheten euroatlantiska området samt</text:p>
          </table:table-cell>
          <table:table-cell office:value-type="string" calcext:value-type="string">
            <text:p>globala flöden terrorism cybersäkerhet civ kris beredskapsplanering säkerheten euroatlantiska området sam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l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instabilitet</text:p>
          </table:table-cell>
          <table:table-cell office:value-type="string" calcext:value-type="string">
            <text:p>massförstörelsevapen ballist iska robotar terrorism</text:p>
          </table:table-cell>
          <table:table-cell office:value-type="string" calcext:value-type="string">
            <text:p>konflikter nato närområde cyberattacker hot</text:p>
          </table:table-cell>
          <table:table-cell office:value-type="string" calcext:value-type="string">
            <text:p>massförstörelsevapen ballist iska robotar terrorism instabilitet konflikter nato närområde cyberattacker ho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s</text:p>
          </table:table-cell>
          <table:table-cell office:value-type="string" calcext:value-type="string">
            <text:p>aktiviteterna ramen pooling and sharing</text:p>
          </table:table-cell>
          <table:table-cell office:value-type="string" calcext:value-type="string">
            <text:p>smart defence fungerat väl samarbetet</text:p>
          </table:table-cell>
          <table:table-cell office:value-type="string" calcext:value-type="string">
            <text:p>aktiviteterna ramen pooling and sharing natos smart defence fungerat väl samarbetet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7096" calcext:value-type="float">
            <text:p>0.7096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s</text:p>
          </table:table-cell>
          <table:table-cell office:value-type="string" calcext:value-type="string">
            <text:p>pff avseende pooling and sharing</text:p>
          </table:table-cell>
          <table:table-cell office:value-type="string" calcext:value-type="string">
            <text:p>smart defence sker finns gemensamt</text:p>
          </table:table-cell>
          <table:table-cell office:value-type="string" calcext:value-type="string">
            <text:p>pff avseende pooling and sharing natos smart defence sker finns gemensamt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7096" calcext:value-type="float">
            <text:p>0.7096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na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förmågeutveckling både pooling and sharing</text:p>
          </table:table-cell>
          <table:table-cell office:value-type="string" calcext:value-type="string">
            <text:p>smart defence norden initiativ tagits</text:p>
          </table:table-cell>
          <table:table-cell office:value-type="string" calcext:value-type="string">
            <text:p>förmågeutveckling både pooling and sharing nato smart defence norden initiativ tagits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7096" calcext:value-type="float">
            <text:p>0.7096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expertgrupp uppgift natoackrediterade centret cybersäkerhet</text:p>
          </table:table-cell>
          <table:table-cell office:value-type="string" calcext:value-type="string">
            <text:p>cooperative cyber defence centre excellence</text:p>
          </table:table-cell>
          <table:table-cell office:value-type="string" calcext:value-type="string">
            <text:p>expertgrupp uppgift natoackrediterade centret cybersäkerhet nato cooperative cyber defence centre excellence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05" calcext:value-type="float">
            <text:p>0.670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läggs minska ryska inflytandet sektorn</text:p>
          </table:table-cell>
          <table:table-cell office:value-type="string" calcext:value-type="string">
            <text:p>etablerade 2012 sitt energy security</text:p>
          </table:table-cell>
          <table:table-cell office:value-type="string" calcext:value-type="string">
            <text:p>läggs minska ryska inflytandet sektorn nato etablerade 2012 sitt energy security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na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stärkt nationellt försvar samt medlemskap</text:p>
          </table:table-cell>
          <table:table-cell office:value-type="string" calcext:value-type="string">
            <text:p>terrorism cyberhot asymmetriska hot ställt</text:p>
          </table:table-cell>
          <table:table-cell office:value-type="string" calcext:value-type="string">
            <text:p>stärkt nationellt försvar samt medlemskap nato terrorism cyberhot asymmetriska hot ställ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r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asymmetriska</text:p>
          </table:table-cell>
          <table:table-cell office:value-type="string" calcext:value-type="string">
            <text:p>samt medlemskap nato terrorism cyberhot</text:p>
          </table:table-cell>
          <table:table-cell office:value-type="string" calcext:value-type="string">
            <text:p>hot ställt krav polen ökat</text:p>
          </table:table-cell>
          <table:table-cell office:value-type="string" calcext:value-type="string">
            <text:p>samt medlemskap nato terrorism cyberhot asymmetriska hot ställt krav polen öka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k</text:p>
          </table:table-cell>
          <table:table-cell office:value-type="string" calcext:value-type="string">
            <text:p>försvars säkerhetspolitik förutsättningarna sveriges försvars</text:p>
          </table:table-cell>
          <table:table-cell office:value-type="string" calcext:value-type="string">
            <text:p>förändrats grunden kalla krigets slut</text:p>
          </table:table-cell>
          <table:table-cell office:value-type="string" calcext:value-type="string">
            <text:p>försvars säkerhetspolitik förutsättningarna sveriges försvars säkerhetspolitik förändrats grunden kalla krigets slu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säkerhet</text:p>
          </table:table-cell>
          <table:table-cell office:value-type="string" calcext:value-type="string">
            <text:p>genom medlemskapet solidariskt ansvar europas</text:p>
          </table:table-cell>
          <table:table-cell office:value-type="string" calcext:value-type="string">
            <text:p>kalla krigets slut svenska säkerhetspolitiken</text:p>
          </table:table-cell>
          <table:table-cell office:value-type="string" calcext:value-type="string">
            <text:p>genom medlemskapet solidariskt ansvar europas säkerhet kalla krigets slut svenska säkerhetspolitiken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ken</text:p>
          </table:table-cell>
          <table:table-cell office:value-type="string" calcext:value-type="string">
            <text:p>säkerhet kalla krigets slut svenska</text:p>
          </table:table-cell>
          <table:table-cell office:value-type="string" calcext:value-type="string">
            <text:p>ändrats grunden medlemskapet förändrade förutsättningarna</text:p>
          </table:table-cell>
          <table:table-cell office:value-type="string" calcext:value-type="string">
            <text:p>säkerhet kalla krigets slut svenska säkerhetspolitiken ändrats grunden medlemskapet förändrade förutsättningarna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cybersäkerhet</text:p>
          </table:table-cell>
          <table:table-cell office:value-type="string" calcext:value-type="string">
            <text:p>säkerhetsutmaningar råden globala flöden terrorism</text:p>
          </table:table-cell>
          <table:table-cell office:value-type="string" calcext:value-type="string">
            <text:p>civ kris beredskapsplanering säkerheten euroatlantiska</text:p>
          </table:table-cell>
          <table:table-cell office:value-type="string" calcext:value-type="string">
            <text:p>säkerhetsutmaningar råden globala flöden terrorism cybersäkerhet civ kris beredskapsplanering säkerheten euroatlantiska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en</text:p>
          </table:table-cell>
          <table:table-cell office:value-type="string" calcext:value-type="string">
            <text:p>terrorism cybersäkerhet civ kris beredskapsplanering</text:p>
          </table:table-cell>
          <table:table-cell office:value-type="string" calcext:value-type="string">
            <text:p>euroatlantiska området samt faktum nato</text:p>
          </table:table-cell>
          <table:table-cell office:value-type="string" calcext:value-type="string">
            <text:p>terrorism cybersäkerhet civ kris beredskapsplanering säkerheten euroatlantiska området samt faktum nato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säkerhet</text:p>
          </table:table-cell>
          <table:table-cell office:value-type="string" calcext:value-type="string">
            <text:p>sco funnit enklare samarbeta kring</text:p>
          </table:table-cell>
          <table:table-cell office:value-type="string" calcext:value-type="string">
            <text:p>främst hot definierar terrorism separatism</text:p>
          </table:table-cell>
          <table:table-cell office:value-type="string" calcext:value-type="string">
            <text:p>sco funnit enklare samarbeta kring säkerhet främst hot definierar terrorism separatism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informationssäkerhet</text:p>
          </table:table-cell>
          <table:table-cell office:value-type="string" calcext:value-type="string">
            <text:p>ska anta internationell uppförandekod gäller</text:p>
          </table:table-cell>
          <table:table-cell office:value-type="string" calcext:value-type="string">
            <text:p>samarbetet terrorism shanghai cooperation organisation</text:p>
          </table:table-cell>
          <table:table-cell office:value-type="string" calcext:value-type="string">
            <text:p>ska anta internationell uppförandekod gäller informationssäkerhet samarbetet terrorism shanghai cooperation organisation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table:number-columns-repeated="2" office:value-type="string" calcext:value-type="string">
            <text:p>säkerhet</text:p>
          </table:table-cell>
          <table:table-cell office:value-type="string" calcext:value-type="string">
            <text:p>förmåga hantera ökad sårbarhet hoten</text:p>
          </table:table-cell>
          <table:table-cell office:value-type="string" calcext:value-type="string">
            <text:p>äns sektoröverskridande terrorism organisera brottslighet</text:p>
          </table:table-cell>
          <table:table-cell office:value-type="string" calcext:value-type="string">
            <text:p>förmåga hantera ökad sårbarhet hoten säkerhet äns sektoröverskridande terrorism organisera brottslighe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table:number-columns-repeated="2" office:value-type="string" calcext:value-type="string">
            <text:p>säkerhet</text:p>
          </table:table-cell>
          <table:table-cell office:value-type="string" calcext:value-type="string">
            <text:p>tidigare såväl antagonistiska ickeantagonistiska hoten</text:p>
          </table:table-cell>
          <table:table-cell office:value-type="string" calcext:value-type="string">
            <text:p>gräns sektoröverskridande terrorism organiserad brottslighet</text:p>
          </table:table-cell>
          <table:table-cell office:value-type="string" calcext:value-type="string">
            <text:p>tidigare såväl antagonistiska ickeantagonistiska hoten säkerhet gräns sektoröverskridande terrorism organiserad brottslighe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äkerh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table:number-columns-repeated="2" office:value-type="string" calcext:value-type="string">
            <text:p>säkerhet</text:p>
          </table:table-cell>
          <table:table-cell office:value-type="string" calcext:value-type="string">
            <text:p>samarbete europa osse leder ökad</text:p>
          </table:table-cell>
          <table:table-cell office:value-type="string" calcext:value-type="string">
            <text:p>verkar konfliktförebyggande bidrar bekämpa terrorism</text:p>
          </table:table-cell>
          <table:table-cell office:value-type="string" calcext:value-type="string">
            <text:p>samarbete europa osse leder ökad säkerhet verkar konfliktförebyggande bidrar bekämpa terrorism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frågor</text:p>
          </table:table-cell>
          <table:table-cell office:value-type="string" calcext:value-type="string">
            <text:p>utmaningar länderna sydeuropa brottas transnationella</text:p>
          </table:table-cell>
          <table:table-cell office:value-type="string" calcext:value-type="string">
            <text:p>organiserad brottslighet terrorism illegal invandring</text:p>
          </table:table-cell>
          <table:table-cell office:value-type="string" calcext:value-type="string">
            <text:p>utmaningar länderna sydeuropa brottas transnationella säkerhetsfrågor organiserad brottslighet terrorism illegal invandring</text:p>
          </table:table-cell>
          <table:table-cell office:value-type="float" office:value="0.477" calcext:value-type="float">
            <text:p>0.477</text:p>
          </table:table-cell>
          <table:table-cell office:value-type="float" office:value="0.523" calcext:value-type="float">
            <text:p>0.523</text:p>
          </table:table-cell>
          <table:table-cell office:value-type="float" office:value="0" calcext:value-type="float">
            <text:p>0</text:p>
          </table:table-cell>
          <table:table-cell office:value-type="float" office:value="-0.8481" calcext:value-type="float">
            <text:p>-0.8481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amarbete</text:p>
          </table:table-cell>
          <table:table-cell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amarbete</text:p>
          </table:table-cell>
          <table:table-cell office:value-type="string" calcext:value-type="string">
            <text:p>rsvarssamarbetet</text:p>
          </table:table-cell>
          <table:table-cell office:value-type="string" calcext:value-type="string">
            <text:p>military peace support nordefco nordiska</text:p>
          </table:table-cell>
          <table:table-cell office:value-type="string" calcext:value-type="string">
            <text:p>nordic defence cooperation nordhels nordiskt</text:p>
          </table:table-cell>
          <table:table-cell office:value-type="string" calcext:value-type="string">
            <text:p>military peace support nordefco nordiska rsvarssamarbetet nordic defence cooperation nordhels nordiskt</text:p>
          </table:table-cell>
          <table:table-cell office:value-type="float" office:value="0" calcext:value-type="float">
            <text:p>0</text:p>
          </table:table-cell>
          <table:table-cell office:value-type="float" office:value="0.513" calcext:value-type="float">
            <text:p>0.513</text:p>
          </table:table-cell>
          <table:table-cell office:value-type="float" office:value="0.487" calcext:value-type="float">
            <text:p>0.48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amarb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amarbete</text:p>
          </table:table-cell>
          <table:table-cell office:value-type="string" calcext:value-type="string">
            <text:p>samarbeten</text:p>
          </table:table-cell>
          <table:table-cell office:value-type="string" calcext:value-type="string">
            <text:p>institute peace utvecklingen försvars säkerhetspolitiska</text:p>
          </table:table-cell>
          <table:table-cell office:value-type="string" calcext:value-type="string">
            <text:p>2014 eip bidrag förstärka globala</text:p>
          </table:table-cell>
          <table:table-cell office:value-type="string" calcext:value-type="string">
            <text:p>institute peace utvecklingen försvars säkerhetspolitiska samarbeten 2014 eip bidrag förstärka globala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amarbe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amarbete</text:p>
          </table:table-cell>
          <table:table-cell office:value-type="string" calcext:value-type="string">
            <text:p>samarbetet</text:p>
          </table:table-cell>
          <table:table-cell office:value-type="string" calcext:value-type="string">
            <text:p>anta internationell uppförandekod gäller informationssäkerhet</text:p>
          </table:table-cell>
          <table:table-cell office:value-type="string" calcext:value-type="string">
            <text:p>terrorism shanghai cooperation organisation 2012</text:p>
          </table:table-cell>
          <table:table-cell office:value-type="string" calcext:value-type="string">
            <text:p>anta internationell uppförandekod gäller informationssäkerhet samarbetet terrorism shanghai cooperation organisation 20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tabili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tabilitet</text:p>
          </table:table-cell>
          <table:table-cell office:value-type="string" calcext:value-type="string">
            <text:p>instabilitet</text:p>
          </table:table-cell>
          <table:table-cell office:value-type="string" calcext:value-type="string">
            <text:p>massförstörelsevapen ballist iska robotar terrorism</text:p>
          </table:table-cell>
          <table:table-cell office:value-type="string" calcext:value-type="string">
            <text:p>konflikter nato närområde cyberattacker hot</text:p>
          </table:table-cell>
          <table:table-cell office:value-type="string" calcext:value-type="string">
            <text:p>massförstörelsevapen ballist iska robotar terrorism instabilitet konflikter nato närområde cyberattacker ho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försvar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ho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internationell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nat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na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äkerhe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amarbet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amarbet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y räkning nedan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ansvar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försvar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sberedning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ho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hot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int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int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konflik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kris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lit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nat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na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risk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äkerhe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amarbet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amarbet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3-33-Vägval i en globaliserad värld.pdf</text:p>
          </table:table-cell>
          <table:table-cell office:value-type="string" calcext:value-type="string">
            <text:p>stabilite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4">
          <table:table-cell table:number-columns-repeated="16"/>
        </table:table-row>
        <table:table-row table:style-name="ro1">
          <table:table-cell table:number-columns-repeated="5" office:value-type="string" calcext:value-type="string">
            <text:p>A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ändring</text:p>
          </table:table-cell>
          <table:table-cell office:value-type="string" calcext:value-type="string">
            <text:p>förändringar</text:p>
          </table:table-cell>
          <table:table-cell office:value-type="string" calcext:value-type="string">
            <text:p>motstå påfrestningar arbetet utgå ifrån</text:p>
          </table:table-cell>
          <table:table-cell office:value-type="string" calcext:value-type="string">
            <text:p>samhället genomgått kalla krigets slut</text:p>
          </table:table-cell>
          <table:table-cell office:value-type="string" calcext:value-type="string">
            <text:p>motstå påfrestningar arbetet utgå ifrån förändringar samhället genomgått kalla krigets slu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änd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makten</text:p>
          </table:table-cell>
          <table:table-cell office:value-type="string" calcext:value-type="string">
            <text:p>planeringen måste ske nära dialog</text:p>
          </table:table-cell>
          <table:table-cell office:value-type="string" calcext:value-type="string">
            <text:p>skapa uthållighet krig gråzonssituation sabotage</text:p>
          </table:table-cell>
          <table:table-cell office:value-type="string" calcext:value-type="string">
            <text:p>planeringen måste ske nära dialog försvarsmakten skapa uthållighet krig gråzonssituation sabotage</text:p>
          </table:table-cell>
          <table:table-cell office:value-type="float" office:value="0.254" calcext:value-type="float">
            <text:p>0.254</text:p>
          </table:table-cell>
          <table:table-cell office:value-type="float" office:value="0.746" calcext:value-type="float">
            <text:p>0.746</text:p>
          </table:table-cell>
          <table:table-cell office:value-type="float" office:value="0" calcext:value-type="float">
            <text:p>0</text:p>
          </table:table-cell>
          <table:table-cell office:value-type="float" office:value="-0.5267" calcext:value-type="float">
            <text:p>-0.5267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</text:p>
          </table:table-cell>
          <table:table-cell office:value-type="string" calcext:value-type="string">
            <text:p>fredsinstitut european institute peace utvecklingen</text:p>
          </table:table-cell>
          <table:table-cell office:value-type="string" calcext:value-type="string">
            <text:p>säkerhetspolitiska samarbeten 2014 eip bidrag</text:p>
          </table:table-cell>
          <table:table-cell office:value-type="string" calcext:value-type="string">
            <text:p>fredsinstitut european institute peace utvecklingen försvars säkerhetspolitiska samarbeten 2014 eip bidrag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makten</text:p>
          </table:table-cell>
          <table:table-cell office:value-type="string" calcext:value-type="string">
            <text:p>uppkomma kalla krigets slut även</text:p>
          </table:table-cell>
          <table:table-cell office:value-type="string" calcext:value-type="string">
            <text:p>genomgått genom gripande organisations infrastrukturförändringar</text:p>
          </table:table-cell>
          <table:table-cell office:value-type="string" calcext:value-type="string">
            <text:p>uppkomma kalla krigets slut även försvarsmakten genomgått genom gripande organisations infrastrukturförändringar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sv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beredningen</text:p>
          </table:table-cell>
          <table:table-cell office:value-type="string" calcext:value-type="string">
            <text:p>stat liksom internationell storskalig terrorism</text:p>
          </table:table-cell>
          <table:table-cell office:value-type="string" calcext:value-type="string">
            <text:p>menar uppstå situationer sverige enskilt</text:p>
          </table:table-cell>
          <table:table-cell office:value-type="string" calcext:value-type="string">
            <text:p>stat liksom internationell storskalig terrorism försvarsberedningen menar uppstå situationer sverige enskil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sberedning</text:p>
          </table:table-cell>
          <table:table-cell office:value-type="string" calcext:value-type="string">
            <text:p>försvarsberedningen</text:p>
          </table:table-cell>
          <table:table-cell office:value-type="string" calcext:value-type="string">
            <text:p>stat liksom internationell storskalig terrorism</text:p>
          </table:table-cell>
          <table:table-cell office:value-type="string" calcext:value-type="string">
            <text:p>menar uppstå situationer sverige enskilt</text:p>
          </table:table-cell>
          <table:table-cell office:value-type="string" calcext:value-type="string">
            <text:p>stat liksom internationell storskalig terrorism försvarsberedningen menar uppstå situationer sverige enskilt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sberedning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ybridhot</text:p>
          </table:table-cell>
          <table:table-cell office:value-type="string" calcext:value-type="string">
            <text:p>hybrid fusion cell öka medvetenheten</text:p>
          </table:table-cell>
          <table:table-cell office:value-type="string" calcext:value-type="string">
            <text:p>europeiskt kunskapscentrum center excellence for</text:p>
          </table:table-cell>
          <table:table-cell office:value-type="string" calcext:value-type="string">
            <text:p>hybrid fusion cell öka medvetenheten hybridhot europeiskt kunskapscentrum center excellence for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6249" calcext:value-type="float">
            <text:p>0.6249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hot</text:p>
          </table:table-cell>
          <table:table-cell office:value-type="string" calcext:value-type="string">
            <text:p>aktivt hantera konsekvenserna civila militära</text:p>
          </table:table-cell>
          <table:table-cell office:value-type="string" calcext:value-type="string">
            <text:p>händelser attacker angrepp cybermiljön måste</text:p>
          </table:table-cell>
          <table:table-cell office:value-type="string" calcext:value-type="string">
            <text:p>aktivt hantera konsekvenserna civila militära hot händelser attacker angrepp cybermiljön måste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h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</text:p>
          </table:table-cell>
          <table:table-cell office:value-type="string" calcext:value-type="string">
            <text:p>excellence ccd coe avsaknad tydlig</text:p>
          </table:table-cell>
          <table:table-cell office:value-type="string" calcext:value-type="string">
            <text:p>överenskommelse området ofta använts referenspunkt</text:p>
          </table:table-cell>
          <table:table-cell office:value-type="string" calcext:value-type="string">
            <text:p>excellence ccd coe avsaknad tydlig internationell överenskommelse området ofta använts referenspunkt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6249" calcext:value-type="float">
            <text:p>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grerad</text:p>
          </table:table-cell>
          <table:table-cell office:value-type="string" calcext:value-type="string">
            <text:p>andra förmågor specifika scenarier arrangemang</text:p>
          </table:table-cell>
          <table:table-cell office:value-type="string" calcext:value-type="string">
            <text:p>politisk krishantering integrated political crisis</text:p>
          </table:table-cell>
          <table:table-cell office:value-type="string" calcext:value-type="string">
            <text:p>andra förmågor specifika scenarier arrangemang integrerad politisk krishantering integrated political crisis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float" office:value="-0.6249" calcext:value-type="float">
            <text:p>-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</text:p>
          </table:table-cell>
          <table:table-cell office:value-type="string" calcext:value-type="string">
            <text:p>angrepp sverige annan stat liksom</text:p>
          </table:table-cell>
          <table:table-cell office:value-type="string" calcext:value-type="string">
            <text:p>storskalig terrorism försvarsberedningen menar uppstå</text:p>
          </table:table-cell>
          <table:table-cell office:value-type="string" calcext:value-type="string">
            <text:p>angrepp sverige annan stat liksom internationell storskalig terrorism försvarsberedningen menar uppstå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gr</text:p>
          </table:table-cell>
          <table:table-cell office:value-type="string" calcext:value-type="string">
            <text:p>fler cyberattacker incidenter utgöra förstadier</text:p>
          </table:table-cell>
          <table:table-cell office:value-type="string" calcext:value-type="string">
            <text:p>erade delar väpnad konflikt terrorism</text:p>
          </table:table-cell>
          <table:table-cell office:value-type="string" calcext:value-type="string">
            <text:p>fler cyberattacker incidenter utgöra förstadier integr erade delar väpnad konflikt terrorism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left_context</text:p>
          </table:table-cell>
          <table:table-cell office:value-type="string" calcext:value-type="string">
            <text:p>right_context</text:p>
          </table:table-cell>
          <table:table-cell office:value-type="string" calcext:value-type="string">
            <text:p>full_context</text:p>
          </table:table-cell>
          <table:table-cell office:value-type="string" calcext:value-type="string">
            <text:p>sentiment_neg</text:p>
          </table:table-cell>
          <table:table-cell office:value-type="string" calcext:value-type="string">
            <text:p>sentiment_neu</text:p>
          </table:table-cell>
          <table:table-cell office:value-type="string" calcext:value-type="string">
            <text:p>sentiment_pos</text:p>
          </table:table-cell>
          <table:table-cell office:value-type="string" calcext:value-type="string">
            <text:p>sentiment_compound</text:p>
          </table:table-cell>
          <table:table-cell office:value-type="string" calcext:value-type="string">
            <text:p>flagga</text:p>
          </table:table-cell>
          <table:table-cell table:number-columns-repeated="2"/>
          <table:table-cell office:value-type="string" calcext:value-type="string">
            <text:p>filename</text:p>
          </table:table-cell>
          <table:table-cell office:value-type="string" calcext:value-type="string">
            <text:p>keyword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konflikt</text:p>
          </table:table-cell>
          <table:table-cell office:value-type="string" calcext:value-type="string">
            <text:p>förstadier integr erade delar väpnad</text:p>
          </table:table-cell>
          <table:table-cell office:value-type="string" calcext:value-type="string">
            <text:p>terrorism våldsbejakande extremism utgör påtagliga</text:p>
          </table:table-cell>
          <table:table-cell office:value-type="string" calcext:value-type="string">
            <text:p>förstadier integr erade delar väpnad konflikt terrorism våldsbejakande extremism utgör påtagliga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onfli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krishantering</text:p>
          </table:table-cell>
          <table:table-cell office:value-type="string" calcext:value-type="string">
            <text:p>specifika scenarier arrangemang integrerad politisk</text:p>
          </table:table-cell>
          <table:table-cell office:value-type="string" calcext:value-type="string">
            <text:p>integrated political crisis response arrangements</text:p>
          </table:table-cell>
          <table:table-cell office:value-type="string" calcext:value-type="string">
            <text:p>specifika scenarier arrangemang integrerad politisk krishantering integrated political crisis response arrangements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float" office:value="-0.6249" calcext:value-type="float">
            <text:p>-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krishantering</text:p>
          </table:table-cell>
          <table:table-cell office:value-type="string" calcext:value-type="string">
            <text:p>specifika scenarier arrangemang integrerad politisk</text:p>
          </table:table-cell>
          <table:table-cell office:value-type="string" calcext:value-type="string">
            <text:p>integrated political crisis response arrangements</text:p>
          </table:table-cell>
          <table:table-cell office:value-type="string" calcext:value-type="string">
            <text:p>specifika scenarier arrangemang integrerad politisk krishantering integrated political crisis response arrangements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float" office:value="-0.6249" calcext:value-type="float">
            <text:p>-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rishante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förmågeutveckling både pooling and sharing</text:p>
          </table:table-cell>
          <table:table-cell office:value-type="string" calcext:value-type="string">
            <text:p>smart defence norden initiativ tagits</text:p>
          </table:table-cell>
          <table:table-cell office:value-type="string" calcext:value-type="string">
            <text:p>förmågeutveckling både pooling and sharing nato smart defence norden initiativ tagits</text:p>
          </table:table-cell>
          <table:table-cell office:value-type="float" office:value="0" calcext:value-type="float">
            <text:p>0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7096" calcext:value-type="float">
            <text:p>0.7096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expertgrupp uppgift natoackrediterade centret cybersäkerhet</text:p>
          </table:table-cell>
          <table:table-cell office:value-type="string" calcext:value-type="string">
            <text:p>cooperative cyber defence centre excellence</text:p>
          </table:table-cell>
          <table:table-cell office:value-type="string" calcext:value-type="string">
            <text:p>expertgrupp uppgift natoackrediterade centret cybersäkerhet nato cooperative cyber defence centre excellence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05" calcext:value-type="float">
            <text:p>0.670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na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cybersäkerhetsområdet cyberangrepp landet utsattes 2007</text:p>
          </table:table-cell>
          <table:table-cell office:value-type="string" calcext:value-type="string">
            <text:p>cooperative cyber defence center excellence</text:p>
          </table:table-cell>
          <table:table-cell office:value-type="string" calcext:value-type="string">
            <text:p>cybersäkerhetsområdet cyberangrepp landet utsattes 2007 nato cooperative cyber defence center excellence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05" calcext:value-type="float">
            <text:p>0.670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omfattande manual tallinnmanualen tagits fram</text:p>
          </table:table-cell>
          <table:table-cell office:value-type="string" calcext:value-type="string">
            <text:p>cooperative cyber defence center excellence</text:p>
          </table:table-cell>
          <table:table-cell office:value-type="string" calcext:value-type="string">
            <text:p>omfattande manual tallinnmanualen tagits fram nato cooperative cyber defence center excellence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05" calcext:value-type="float">
            <text:p>0.670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introducerats skolan temat allmän säkerhet</text:p>
          </table:table-cell>
          <table:table-cell office:value-type="string" calcext:value-type="string">
            <text:p>strategic communic ation centre excellence</text:p>
          </table:table-cell>
          <table:table-cell office:value-type="string" calcext:value-type="string">
            <text:p>introducerats skolan temat allmän säkerhet nato strategic communic ation centre excellence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6249" calcext:value-type="float">
            <text:p>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strategic communic ation centre excellence</text:p>
          </table:table-cell>
          <table:table-cell office:value-type="string" calcext:value-type="string">
            <text:p>stratcom coe ligger riga centret</text:p>
          </table:table-cell>
          <table:table-cell office:value-type="string" calcext:value-type="string">
            <text:p>strategic communic ation centre excellence nato stratcom coe ligger riga centret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6249" calcext:value-type="float">
            <text:p>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a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ätverk</text:p>
          </table:table-cell>
          <table:table-cell office:value-type="string" calcext:value-type="string">
            <text:p>nätverksoperationer</text:p>
          </table:table-cell>
          <table:table-cell office:value-type="string" calcext:value-type="string">
            <text:p>diplomatiska ekonomiska påtryckningar samt påverkansoperationer</text:p>
          </table:table-cell>
          <table:table-cell office:value-type="string" calcext:value-type="string">
            <text:p>sabotage också militära maktmedel utgöra</text:p>
          </table:table-cell>
          <table:table-cell office:value-type="string" calcext:value-type="string">
            <text:p>diplomatiska ekonomiska påtryckningar samt påverkansoperationer nätverksoperationer sabotage också militära maktmedel utgöra</text:p>
          </table:table-cell>
          <table:table-cell office:value-type="float" office:value="0.254" calcext:value-type="float">
            <text:p>0.254</text:p>
          </table:table-cell>
          <table:table-cell office:value-type="float" office:value="0.746" calcext:value-type="float">
            <text:p>0.746</text:p>
          </table:table-cell>
          <table:table-cell office:value-type="float" office:value="0" calcext:value-type="float">
            <text:p>0</text:p>
          </table:table-cell>
          <table:table-cell office:value-type="float" office:value="-0.5267" calcext:value-type="float">
            <text:p>-0.5267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ätverk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nätverk</text:p>
          </table:table-cell>
          <table:table-cell office:value-type="string" calcext:value-type="string">
            <text:p>informationsteknologin röra attacker underrättelseinhämtning via</text:p>
          </table:table-cell>
          <table:table-cell office:value-type="string" calcext:value-type="string">
            <text:p>cyberattacker påverkansoperationer aktioner via ombud</text:p>
          </table:table-cell>
          <table:table-cell office:value-type="string" calcext:value-type="string">
            <text:p>informationsteknologin röra attacker underrättelseinhämtning via nätverk cyberattacker påverkansoperationer aktioner via ombud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ätver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a</text:p>
          </table:table-cell>
          <table:table-cell office:value-type="string" calcext:value-type="string">
            <text:p>european institute peace utvecklingen försvars</text:p>
          </table:table-cell>
          <table:table-cell office:value-type="string" calcext:value-type="string">
            <text:p>samarbeten 2014 eip bidrag förstärka</text:p>
          </table:table-cell>
          <table:table-cell office:value-type="string" calcext:value-type="string">
            <text:p>european institute peace utvecklingen försvars säkerhetspolitiska samarbeten 2014 eip bidrag förstärka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a</text:p>
          </table:table-cell>
          <table:table-cell office:value-type="string" calcext:value-type="string">
            <text:p>slut snabba akademiska trends kiften</text:p>
          </table:table-cell>
          <table:table-cell office:value-type="string" calcext:value-type="string">
            <text:p>omvärldsförändringar lätt urholkar etablerade forskningsmiljöer</text:p>
          </table:table-cell>
          <table:table-cell office:value-type="string" calcext:value-type="string">
            <text:p>slut snabba akademiska trends kiften säkerhetspolitiska omvärldsförändringar lätt urholkar etablerade forskningsmiljöer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table:number-columns-repeated="2" office:value-type="string" calcext:value-type="string">
            <text:p>säkerhet</text:p>
          </table:table-cell>
          <table:table-cell office:value-type="string" calcext:value-type="string">
            <text:p>samarbete europa osse leder ökad</text:p>
          </table:table-cell>
          <table:table-cell office:value-type="string" calcext:value-type="string">
            <text:p>verkar konfliktförebyggande bidrar bekämpa terrorism</text:p>
          </table:table-cell>
          <table:table-cell office:value-type="string" calcext:value-type="string">
            <text:p>samarbete europa osse leder ökad säkerhet verkar konfliktförebyggande bidrar bekämpa terrorism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table:number-columns-repeated="2" office:value-type="string" calcext:value-type="string">
            <text:p>samarbete</text:p>
          </table:table-cell>
          <table:table-cell office:value-type="string" calcext:value-type="string">
            <text:p>risker alltför snabbt konstatera nära</text:p>
          </table:table-cell>
          <table:table-cell office:value-type="string" calcext:value-type="string">
            <text:p>usa enda vägen lösa problem</text:p>
          </table:table-cell>
          <table:table-cell office:value-type="string" calcext:value-type="string">
            <text:p>risker alltför snabbt konstatera nära samarbete usa enda vägen lösa problem</text:p>
          </table:table-cell>
          <table:table-cell office:value-type="float" office:value="0.333" calcext:value-type="float">
            <text:p>0.333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-0.5423" calcext:value-type="float">
            <text:p>-0.542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amarbete</text:p>
          </table:table-cell>
          <table:table-cell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amarbete</text:p>
          </table:table-cell>
          <table:table-cell office:value-type="string" calcext:value-type="string">
            <text:p>samarbeten</text:p>
          </table:table-cell>
          <table:table-cell office:value-type="string" calcext:value-type="string">
            <text:p>institute peace utvecklingen försvars säkerhetspolitiska</text:p>
          </table:table-cell>
          <table:table-cell office:value-type="string" calcext:value-type="string">
            <text:p>2014 eip bidrag förstärka globala</text:p>
          </table:table-cell>
          <table:table-cell office:value-type="string" calcext:value-type="string">
            <text:p>institute peace utvecklingen försvars säkerhetspolitiska samarbeten 2014 eip bidrag förstärka globala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amarbe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utveckling</text:p>
          </table:table-cell>
          <table:table-cell office:value-type="string" calcext:value-type="string">
            <text:p>utvecklingen</text:p>
          </table:table-cell>
          <table:table-cell office:value-type="string" calcext:value-type="string">
            <text:p>europeiskt fredsinstitut european institute peace</text:p>
          </table:table-cell>
          <table:table-cell office:value-type="string" calcext:value-type="string">
            <text:p>försvars säkerhetspolitiska samarbeten 2014 eip</text:p>
          </table:table-cell>
          <table:table-cell office:value-type="string" calcext:value-type="string">
            <text:p>europeiskt fredsinstitut european institute peace utvecklingen försvars säkerhetspolitiska samarbeten 2014 eip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utveckl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svar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ho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rnationell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ris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rishantering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nat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a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ätverk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äkerhe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amarbet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y räkning nedan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ändring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svar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försvarsberedning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ho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int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onflik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rishantering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nato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a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ätverk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samarbet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Försvaret-av-Sverige-Starkare-försvar-för-en-osäker-tid.pdf</text:p>
          </table:table-cell>
          <table:table-cell office:value-type="string" calcext:value-type="string">
            <text:p>utveckling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 table:number-columns-repeated="5" office:value-type="string" calcext:value-type="string">
            <text:p>A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aktörer</text:p>
          </table:table-cell>
          <table:table-cell office:value-type="string" calcext:value-type="string">
            <text:p>skilt kina förhållandet statliga statliga</text:p>
          </table:table-cell>
          <table:table-cell office:value-type="string" calcext:value-type="string">
            <text:p>också förändrats kalla krigets slut</text:p>
          </table:table-cell>
          <table:table-cell office:value-type="string" calcext:value-type="string">
            <text:p>skilt kina förhållandet statliga statliga aktörer också förändrats kalla krigets slu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aktö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makten</text:p>
          </table:table-cell>
          <table:table-cell office:value-type="string" calcext:value-type="string">
            <text:p>planeringen måste ske nära dialog</text:p>
          </table:table-cell>
          <table:table-cell office:value-type="string" calcext:value-type="string">
            <text:p>skapa uthållighet krig gråzonssituation sabotage</text:p>
          </table:table-cell>
          <table:table-cell office:value-type="string" calcext:value-type="string">
            <text:p>planeringen måste ske nära dialog försvarsmakten skapa uthållighet krig gråzonssituation sabotage</text:p>
          </table:table-cell>
          <table:table-cell office:value-type="float" office:value="0.254" calcext:value-type="float">
            <text:p>0.254</text:p>
          </table:table-cell>
          <table:table-cell office:value-type="float" office:value="0.746" calcext:value-type="float">
            <text:p>0.746</text:p>
          </table:table-cell>
          <table:table-cell office:value-type="float" office:value="0" calcext:value-type="float">
            <text:p>0</text:p>
          </table:table-cell>
          <table:table-cell office:value-type="float" office:value="-0.5267" calcext:value-type="float">
            <text:p>-0.5267</text:p>
          </table:table-cell>
          <table:table-cell office:value-type="string" calcext:value-type="string">
            <text:p>dddd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sv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underrättelseverksamhet</text:p>
          </table:table-cell>
          <table:table-cell office:value-type="string" calcext:value-type="string">
            <text:p>breda antagonistiska hotbilden terrorism påverkansoperationer</text:p>
          </table:table-cell>
          <table:table-cell office:value-type="string" calcext:value-type="string">
            <text:p>2019 248 cyberhot anser försvarsberedningen</text:p>
          </table:table-cell>
          <table:table-cell office:value-type="string" calcext:value-type="string">
            <text:p>breda antagonistiska hotbilden terrorism påverkansoperationer försvarsunderrättelseverksamhet 2019 248 cyberhot anser försvarsberedningen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beredningen</text:p>
          </table:table-cell>
          <table:table-cell office:value-type="string" calcext:value-type="string">
            <text:p>genomföra freedom navigation operationer arktis</text:p>
          </table:table-cell>
          <table:table-cell office:value-type="string" calcext:value-type="string">
            <text:p>bedömer ökade ryska betoningen landets</text:p>
          </table:table-cell>
          <table:table-cell office:value-type="string" calcext:value-type="string">
            <text:p>genomföra freedom navigation operationer arktis försvarsberedningen bedömer ökade ryska betoningen landets</text:p>
          </table:table-cell>
          <table:table-cell office:value-type="float" office:value="0" calcext:value-type="float">
            <text:p>0</text:p>
          </table:table-cell>
          <table:table-cell office:value-type="float" office:value="0.704" calcext:value-type="float">
            <text:p>0.704</text:p>
          </table:table-cell>
          <table:table-cell office:value-type="float" office:value="0.296" calcext:value-type="float">
            <text:p>0.296</text:p>
          </table:table-cell>
          <table:table-cell office:value-type="float" office:value="0.6369" calcext:value-type="float">
            <text:p>0.636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maktens</text:p>
          </table:table-cell>
          <table:table-cell office:value-type="string" calcext:value-type="string">
            <text:p>126 teknikutveckling militära rsvaret 127</text:p>
          </table:table-cell>
          <table:table-cell office:value-type="string" calcext:value-type="string">
            <text:p>utveckling kalla krigets slut 131</text:p>
          </table:table-cell>
          <table:table-cell office:value-type="string" calcext:value-type="string">
            <text:p>126 teknikutveckling militära rsvaret 127 försvarsmaktens utveckling kalla krigets slut 131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beslutet</text:p>
          </table:table-cell>
          <table:table-cell office:value-type="string" calcext:value-type="string">
            <text:p>utveckling kalla krigets slut 131</text:p>
          </table:table-cell>
          <table:table-cell office:value-type="string" calcext:value-type="string">
            <text:p>1992 132 försvarsbeslutet 1995 132</text:p>
          </table:table-cell>
          <table:table-cell office:value-type="string" calcext:value-type="string">
            <text:p>utveckling kalla krigets slut 131 försvarsbeslutet 1992 132 försvarsbeslutet 1995 132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utgifterna</text:p>
          </table:table-cell>
          <table:table-cell office:value-type="string" calcext:value-type="string">
            <text:p>kalla krigets slut 1990 motsvarade</text:p>
          </table:table-cell>
          <table:table-cell office:value-type="string" calcext:value-type="string">
            <text:p>sammantaget procent global bnp absoluta</text:p>
          </table:table-cell>
          <table:table-cell office:value-type="string" calcext:value-type="string">
            <text:p>kalla krigets slut 1990 motsvarade försvarsutgifterna sammantaget procent global bnp absoluta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beslutet</text:p>
          </table:table-cell>
          <table:table-cell office:value-type="string" calcext:value-type="string">
            <text:p>kalla krigets slut 2019 132</text:p>
          </table:table-cell>
          <table:table-cell office:value-type="string" calcext:value-type="string">
            <text:p>1992 försvara sverige väpnat angrepp</text:p>
          </table:table-cell>
          <table:table-cell office:value-type="string" calcext:value-type="string">
            <text:p>kalla krigets slut 2019 132 försvarsbeslutet 1992 försvara sverige väpnat angrepp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anslagen</text:p>
          </table:table-cell>
          <table:table-cell office:value-type="string" calcext:value-type="string">
            <text:p>war szawapakten genomförde betydande reduktioner</text:p>
          </table:table-cell>
          <table:table-cell office:value-type="string" calcext:value-type="string">
            <text:p>besluten besparingar försvarsutgifterna sverige bör</text:p>
          </table:table-cell>
          <table:table-cell office:value-type="string" calcext:value-type="string">
            <text:p>war szawapakten genomförde betydande reduktioner försvarsanslagen besluten besparingar försvarsutgifterna sverige bör</text:p>
          </table:table-cell>
          <table:table-cell office:value-type="float" office:value="0.281" calcext:value-type="float">
            <text:p>0.281</text:p>
          </table:table-cell>
          <table:table-cell office:value-type="float" office:value="0.719" calcext:value-type="float">
            <text:p>0.719</text:p>
          </table:table-cell>
          <table:table-cell office:value-type="float" office:value="0" calcext:value-type="float">
            <text:p>0</text:p>
          </table:table-cell>
          <table:table-cell office:value-type="float" office:value="-0.5994" calcext:value-type="float">
            <text:p>-0.5994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sberedning</text:p>
          </table:table-cell>
          <table:table-cell office:value-type="string" calcext:value-type="string">
            <text:p>försvarsberedningen</text:p>
          </table:table-cell>
          <table:table-cell office:value-type="string" calcext:value-type="string">
            <text:p>genomföra freedom navigation operationer arktis</text:p>
          </table:table-cell>
          <table:table-cell office:value-type="string" calcext:value-type="string">
            <text:p>bedömer ökade ryska betoningen landets</text:p>
          </table:table-cell>
          <table:table-cell office:value-type="string" calcext:value-type="string">
            <text:p>genomföra freedom navigation operationer arktis försvarsberedningen bedömer ökade ryska betoningen landets</text:p>
          </table:table-cell>
          <table:table-cell office:value-type="float" office:value="0" calcext:value-type="float">
            <text:p>0</text:p>
          </table:table-cell>
          <table:table-cell office:value-type="float" office:value="0.704" calcext:value-type="float">
            <text:p>0.704</text:p>
          </table:table-cell>
          <table:table-cell office:value-type="float" office:value="0.296" calcext:value-type="float">
            <text:p>0.296</text:p>
          </table:table-cell>
          <table:table-cell office:value-type="float" office:value="0.6369" calcext:value-type="float">
            <text:p>0.636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sberedning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en</text:p>
          </table:table-cell>
          <table:table-cell office:value-type="string" calcext:value-type="string">
            <text:p>bedömer terrorism fortfarande utgör främsta</text:p>
          </table:table-cell>
          <table:table-cell office:value-type="string" calcext:value-type="string">
            <text:p>nationella säkerheten terrorattackerna usa septembe</text:p>
          </table:table-cell>
          <table:table-cell office:value-type="string" calcext:value-type="string">
            <text:p>bedömer terrorism fortfarande utgör främsta hoten nationella säkerheten terrorattackerna usa septembe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bilden</text:p>
          </table:table-cell>
          <table:table-cell office:value-type="string" calcext:value-type="string">
            <text:p>närområdet samt fortsatt breda antagonistiska</text:p>
          </table:table-cell>
          <table:table-cell office:value-type="string" calcext:value-type="string">
            <text:p>terrorism påverkansoperationer försvarsunderrättelseverksamhet 2019 248</text:p>
          </table:table-cell>
          <table:table-cell office:value-type="string" calcext:value-type="string">
            <text:p>närområdet samt fortsatt breda antagonistiska hotbilden terrorism påverkansoperationer försvarsunderrättelseverksamhet 2019 248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h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</text:p>
          </table:table-cell>
          <table:table-cell office:value-type="string" calcext:value-type="string">
            <text:p>excellence ccd coe avsaknad tydlig</text:p>
          </table:table-cell>
          <table:table-cell office:value-type="string" calcext:value-type="string">
            <text:p>överenskommelse området ofta använts referenspunkt</text:p>
          </table:table-cell>
          <table:table-cell office:value-type="string" calcext:value-type="string">
            <text:p>excellence ccd coe avsaknad tydlig internationell överenskommelse området ofta använts referenspunkt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6249" calcext:value-type="float">
            <text:p>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uppfattning delas exempelvis sipri stockholm</text:p>
          </table:table-cell>
          <table:table-cell office:value-type="string" calcext:value-type="string">
            <text:p>peace research institute nuvarande meningen</text:p>
          </table:table-cell>
          <table:table-cell office:value-type="string" calcext:value-type="string">
            <text:p>uppfattning delas exempelvis sipri stockholm international peace research institute nuvarande meningen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inte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a</text:p>
          </table:table-cell>
          <table:table-cell office:value-type="string" calcext:value-type="string">
            <text:p>specifikt redovi sas sammanställs sipri</text:p>
          </table:table-cell>
          <table:table-cell office:value-type="string" calcext:value-type="string">
            <text:p>valutafonden nato måttet anger aktuellt</text:p>
          </table:table-cell>
          <table:table-cell office:value-type="string" calcext:value-type="string">
            <text:p>specifikt redovi sas sammanställs sipri internationella valutafonden nato måttet anger aktuellt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inte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grerad</text:p>
          </table:table-cell>
          <table:table-cell office:value-type="string" calcext:value-type="string">
            <text:p>andra förmågor specifika scenarier arrangemang</text:p>
          </table:table-cell>
          <table:table-cell office:value-type="string" calcext:value-type="string">
            <text:p>politisk krishantering integrated political crisis</text:p>
          </table:table-cell>
          <table:table-cell office:value-type="string" calcext:value-type="string">
            <text:p>andra förmågor specifika scenarier arrangemang integrerad politisk krishantering integrated political crisis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float" office:value="-0.6249" calcext:value-type="float">
            <text:p>-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delta internationella insatser stater drabbats</text:p>
          </table:table-cell>
          <table:table-cell office:value-type="string" calcext:value-type="string">
            <text:p>konflikter kännetecknas islamistisk terrorism stater</text:p>
          </table:table-cell>
          <table:table-cell office:value-type="string" calcext:value-type="string">
            <text:p>delta internationella insatser stater drabbats interna konflikter kännetecknas islamistisk terrorism stater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i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konflikt</text:p>
          </table:table-cell>
          <table:table-cell office:value-type="string" calcext:value-type="string">
            <text:p>förstadier integr erade delar väpnad</text:p>
          </table:table-cell>
          <table:table-cell office:value-type="string" calcext:value-type="string">
            <text:p>terrorism våldsbejakande extremism utgör påtagliga</text:p>
          </table:table-cell>
          <table:table-cell office:value-type="string" calcext:value-type="string">
            <text:p>förstadier integr erade delar väpnad konflikt terrorism våldsbejakande extremism utgör påtagliga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onflik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konkurrens</text:p>
          </table:table-cell>
          <table:table-cell office:value-type="string" calcext:value-type="string">
            <text:p>försvarsutgifter massförstö relsevapen klimatförändringar ökad</text:p>
          </table:table-cell>
          <table:table-cell office:value-type="string" calcext:value-type="string">
            <text:p>naturresurser terrorism säkerhetspolitiska läget sveriges</text:p>
          </table:table-cell>
          <table:table-cell office:value-type="string" calcext:value-type="string">
            <text:p>försvarsutgifter massförstö relsevapen klimatförändringar ökad konkurrens naturresurser terrorism säkerhetspolitiska läget sveriges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konkurr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krishantering</text:p>
          </table:table-cell>
          <table:table-cell office:value-type="string" calcext:value-type="string">
            <text:p>specifika scenarier arrangemang integrerad politisk</text:p>
          </table:table-cell>
          <table:table-cell office:value-type="string" calcext:value-type="string">
            <text:p>integrated political crisis response arrangements</text:p>
          </table:table-cell>
          <table:table-cell office:value-type="string" calcext:value-type="string">
            <text:p>specifika scenarier arrangemang integrerad politisk krishantering integrated political crisis response arrangements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float" office:value="-0.6249" calcext:value-type="float">
            <text:p>-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krishantering</text:p>
          </table:table-cell>
          <table:table-cell office:value-type="string" calcext:value-type="string">
            <text:p>specifika scenarier arrangemang integrerad politisk</text:p>
          </table:table-cell>
          <table:table-cell office:value-type="string" calcext:value-type="string">
            <text:p>integrated political crisis response arrangements</text:p>
          </table:table-cell>
          <table:table-cell office:value-type="string" calcext:value-type="string">
            <text:p>specifika scenarier arrangemang integrerad politisk krishantering integrated political crisis response arrangements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float" office:value="-0.6249" calcext:value-type="float">
            <text:p>-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krishante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stärkt samarbete område beredningen noterar</text:p>
          </table:table-cell>
          <table:table-cell office:value-type="string" calcext:value-type="string">
            <text:p>upprät tat centres excellence samtliga</text:p>
          </table:table-cell>
          <table:table-cell office:value-type="string" calcext:value-type="string">
            <text:p>stärkt samarbete område beredningen noterar nato upprät tat centres excellence samtliga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6249" calcext:value-type="float">
            <text:p>0.6249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cybersäkerhetsområdet cyberangrepp landet utsattes 2007</text:p>
          </table:table-cell>
          <table:table-cell office:value-type="string" calcext:value-type="string">
            <text:p>cooperative cyber defence center excellence</text:p>
          </table:table-cell>
          <table:table-cell office:value-type="string" calcext:value-type="string">
            <text:p>cybersäkerhetsområdet cyberangrepp landet utsattes 2007 nato cooperative cyber defence center excellence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05" calcext:value-type="float">
            <text:p>0.670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omfattande manual tallinnmanualen tagits fram</text:p>
          </table:table-cell>
          <table:table-cell office:value-type="string" calcext:value-type="string">
            <text:p>cooperative cyber defence center excellence</text:p>
          </table:table-cell>
          <table:table-cell office:value-type="string" calcext:value-type="string">
            <text:p>omfattande manual tallinnmanualen tagits fram nato cooperative cyber defence center excellence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05" calcext:value-type="float">
            <text:p>0.670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strategic communic ation centre excellence</text:p>
          </table:table-cell>
          <table:table-cell office:value-type="string" calcext:value-type="string">
            <text:p>stratcom coe ligger riga centret</text:p>
          </table:table-cell>
          <table:table-cell office:value-type="string" calcext:value-type="string">
            <text:p>strategic communic ation centre excellence nato stratcom coe ligger riga centret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6249" calcext:value-type="float">
            <text:p>0.624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a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sas sammanställs sipri internationella valutafonden</text:p>
          </table:table-cell>
          <table:table-cell office:value-type="string" calcext:value-type="string">
            <text:p>måttet anger aktuellt läge visar</text:p>
          </table:table-cell>
          <table:table-cell office:value-type="string" calcext:value-type="string">
            <text:p>sas sammanställs sipri internationella valutafonden nato måttet anger aktuellt läge visar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nato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nato</text:p>
          </table:table-cell>
          <table:table-cell office:value-type="string" calcext:value-type="string">
            <text:p>bara fallet sverige flesta stater</text:p>
          </table:table-cell>
          <table:table-cell office:value-type="string" calcext:value-type="string">
            <text:p>samt forna war szawapakten genomförde</text:p>
          </table:table-cell>
          <table:table-cell office:value-type="string" calcext:value-type="string">
            <text:p>bara fallet sverige flesta stater nato samt forna war szawapakten genomförde</text:p>
          </table:table-cell>
          <table:table-cell office:value-type="float" office:value="0.281" calcext:value-type="float">
            <text:p>0.281</text:p>
          </table:table-cell>
          <table:table-cell office:value-type="float" office:value="0.719" calcext:value-type="float">
            <text:p>0.719</text:p>
          </table:table-cell>
          <table:table-cell office:value-type="float" office:value="0" calcext:value-type="float">
            <text:p>0</text:p>
          </table:table-cell>
          <table:table-cell office:value-type="float" office:value="-0.5994" calcext:value-type="float">
            <text:p>-0.5994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na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nätverk</text:p>
          </table:table-cell>
          <table:table-cell office:value-type="string" calcext:value-type="string">
            <text:p>informationsteknologin röra attacker underrättelseinhämtning via</text:p>
          </table:table-cell>
          <table:table-cell office:value-type="string" calcext:value-type="string">
            <text:p>cyberattacker påverkansoperationer aktioner via ombud</text:p>
          </table:table-cell>
          <table:table-cell office:value-type="string" calcext:value-type="string">
            <text:p>informationsteknologin röra attacker underrättelseinhämtning via nätverk cyberattacker påverkansoperationer aktioner via ombud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nätve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process</text:p>
          </table:table-cell>
          <table:table-cell office:value-type="string" calcext:value-type="string">
            <text:p>for peace planning and review</text:p>
          </table:table-cell>
          <table:table-cell office:value-type="string" calcext:value-type="string">
            <text:p>parp partnerskapsmål viktigt verktyg sverige</text:p>
          </table:table-cell>
          <table:table-cell office:value-type="string" calcext:value-type="string">
            <text:p>for peace planning and review process parp partnerskapsmål viktigt verktyg sverige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proc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riskerar</text:p>
          </table:table-cell>
          <table:table-cell office:value-type="string" calcext:value-type="string">
            <text:p>peace research institute nuvarande meningen</text:p>
          </table:table-cell>
          <table:table-cell office:value-type="string" calcext:value-type="string">
            <text:p>skap onödig oro trissa hotbil</text:p>
          </table:table-cell>
          <table:table-cell office:value-type="string" calcext:value-type="string">
            <text:p>peace research institute nuvarande meningen riskerar skap onödig oro trissa hotbil</text:p>
          </table:table-cell>
          <table:table-cell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259" calcext:value-type="float">
            <text:p>0.259</text:p>
          </table:table-cell>
          <table:table-cell office:value-type="float" office:value="0.5423" calcext:value-type="float">
            <text:p>0.5423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r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ryssland</text:p>
          </table:table-cell>
          <table:table-cell office:value-type="string" calcext:value-type="string">
            <text:p>kalla kriget slut både kina</text:p>
          </table:table-cell>
          <table:table-cell office:value-type="string" calcext:value-type="string">
            <text:p>idag uttalade stormaktsambitioner ifrågasätter usa</text:p>
          </table:table-cell>
          <table:table-cell office:value-type="string" calcext:value-type="string">
            <text:p>kalla kriget slut både kina ryssland idag uttalade stormaktsambitioner ifrågasätter usa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ryss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</text:p>
          </table:table-cell>
          <table:table-cell office:value-type="string" calcext:value-type="string">
            <text:p>energy security centre excellence vilnius</text:p>
          </table:table-cell>
          <table:table-cell office:value-type="string" calcext:value-type="string">
            <text:p>vikt sverige upprätthåller utvecklar samarbetet</text:p>
          </table:table-cell>
          <table:table-cell office:value-type="string" calcext:value-type="string">
            <text:p>energy security centre excellence vilnius säkerhetspolitisk vikt sverige upprätthåller utvecklar samarbetet</text:p>
          </table:table-cell>
          <table:table-cell office:value-type="float" office:value="0" calcext:value-type="float">
            <text:p>0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 office:value-type="float" office:value="0.8225" calcext:value-type="float">
            <text:p>0.8225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cybersäkerhetsfrågor</text:p>
          </table:table-cell>
          <table:table-cell office:value-type="string" calcext:value-type="string">
            <text:p>betonar vikten bredare engagemang informations</text:p>
          </table:table-cell>
          <table:table-cell office:value-type="string" calcext:value-type="string">
            <text:p>genom involvera frivilliga krafter inspiration</text:p>
          </table:table-cell>
          <table:table-cell office:value-type="string" calcext:value-type="string">
            <text:p>betonar vikten bredare engagemang informations cybersäkerhetsfrågor genom involvera frivilliga krafter inspiration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.746</text:p>
          </table:table-cell>
          <table:table-cell office:value-type="float" office:value="0.254" calcext:value-type="float">
            <text:p>0.254</text:p>
          </table:table-cell>
          <table:table-cell office:value-type="float" office:value="0.5267" calcext:value-type="float">
            <text:p>0.5267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ken</text:p>
          </table:table-cell>
          <table:table-cell office:value-type="string" calcext:value-type="string">
            <text:p>natofördragets artikel försvarsberedningen konstatera svenska</text:p>
          </table:table-cell>
          <table:table-cell office:value-type="string" calcext:value-type="string">
            <text:p>kalla krigets slut ändrat grunden</text:p>
          </table:table-cell>
          <table:table-cell office:value-type="string" calcext:value-type="string">
            <text:p>natofördragets artikel försvarsberedningen konstatera svenska säkerhetspolitiken kalla krigets slut ändrat grunden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a</text:p>
          </table:table-cell>
          <table:table-cell office:value-type="string" calcext:value-type="string">
            <text:p>klimatförändringar ökad konkurrens naturresurser terrorism</text:p>
          </table:table-cell>
          <table:table-cell office:value-type="string" calcext:value-type="string">
            <text:p>läget sveriges förutsättningar utvecklingen sveriges</text:p>
          </table:table-cell>
          <table:table-cell office:value-type="string" calcext:value-type="string">
            <text:p>klimatförändringar ökad konkurrens naturresurser terrorism säkerhetspolitiska läget sveriges förutsättningar utvecklingen sveriges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utveckling</text:p>
          </table:table-cell>
          <table:table-cell office:value-type="string" calcext:value-type="string">
            <text:p>teknikutveckling militära rsvaret 127 försvarsmaktens</text:p>
          </table:table-cell>
          <table:table-cell office:value-type="string" calcext:value-type="string">
            <text:p>kalla krigets slut 131 försvarsbeslutet</text:p>
          </table:table-cell>
          <table:table-cell office:value-type="string" calcext:value-type="string">
            <text:p>teknikutveckling militära rsvaret 127 försvarsmaktens utveckling kalla krigets slut 131 försvarsbeslutet</text:p>
          </table:table-cell>
          <table:table-cell office:value-type="float" office:value="0.275" calcext:value-type="float">
            <text:p>0.275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5859" calcext:value-type="float">
            <text:p>-0.5859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utveckling</text:p>
          </table:table-cell>
          <table:table-cell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utveckling</text:p>
          </table:table-cell>
          <table:table-cell office:value-type="string" calcext:value-type="string">
            <text:p>utvecklingen</text:p>
          </table:table-cell>
          <table:table-cell office:value-type="string" calcext:value-type="string">
            <text:p>terrorism säkerhetspolitiska läget sveriges förutsättningar</text:p>
          </table:table-cell>
          <table:table-cell office:value-type="string" calcext:value-type="string">
            <text:p>sveriges närområde övergripande utveckling finland</text:p>
          </table:table-cell>
          <table:table-cell office:value-type="string" calcext:value-type="string">
            <text:p>terrorism säkerhetspolitiska läget sveriges förutsättningar utvecklingen sveriges närområde övergripande utveckling finland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utveckl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makte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underrättelseverksamhet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bilden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al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7-66-motstandskraft-inriktningen-av-totalforsvaret-och-2021-2025-utformningen-av-det-civila-forsvaret.pdf</text:p>
          </table:table-cell>
          <table:table-cell table:number-columns-repeated="2" office:value-type="string" calcext:value-type="string">
            <text:p>nato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nato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utveckling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7" office:value-type="string" calcext:value-type="string">
            <text:p>A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s-2024-6-Stärkt-försvarsförmåga-Sverige-som-allierad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berednings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beredningen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4-6-Stärkt-försvarsförmåga-Sverige-som-allierad.pdf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medlemskapet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nato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Vad det allt?    Ds2024 mysko!    SKIPPAR 2024!</text:p>
            <text:p/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6" office:value-type="string" calcext:value-type="string">
            <text:p>Ny räkning nedan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ändring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24-6-Stärkt-försvarsförmåga-Sverige-som-allierad.pdf</text:p>
          </table:table-cell>
          <table:table-cell office:value-type="string" calcext:value-type="string">
            <text:p>försvar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4-6-Stärkt-försvarsförmåga-Sverige-som-allierad.pdf</text:p>
          </table:table-cell>
          <table:table-cell office:value-type="string" calcext:value-type="string">
            <text:p>försvarsberedning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int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konkurrens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4-6-Stärkt-försvarsförmåga-Sverige-som-allierad.pdf</text:p>
          </table:table-cell>
          <table:table-cell office:value-type="string" calcext:value-type="string">
            <text:p>kris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4-6-Stärkt-försvarsförmåga-Sverige-som-allierad.pdf</text:p>
          </table:table-cell>
          <table:table-cell office:value-type="string" calcext:value-type="string">
            <text:p>lit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nato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24-6-Stärkt-försvarsförmåga-Sverige-som-allierad.pdf</text:p>
          </table:table-cell>
          <table:table-cell office:value-type="string" calcext:value-type="string">
            <text:p>nato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nätverk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ryssland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4-6-Stärkt-försvarsförmåga-Sverige-som-allierad.pdf</text:p>
          </table:table-cell>
          <table:table-cell office:value-type="string" calcext:value-type="string">
            <text:p>samarbet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4-6-Stärkt-försvarsförmåga-Sverige-som-allierad.pdf</text:p>
          </table:table-cell>
          <table:table-cell office:value-type="string" calcext:value-type="string">
            <text:p>ukraina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utveckling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5" office:value-type="string" calcext:value-type="string">
            <text:p>A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3-19-Allvarstid-Försvarsberedningens-säkerhetspolitiska-rapport-2023.pdf</text:p>
          </table:table-cell>
          <table:table-cell table:number-columns-repeated="2" office:value-type="string" calcext:value-type="string">
            <text:p>avskräckning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3-19-Allvarstid-Försvarsberedningens-säkerhetspolitiska-rapport-2023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beredningen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försvarsmaktens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3-19-Allvarstid-Försvarsberedningens-säkerhetspolitiska-rapport-2023.pdf</text:p>
          </table:table-cell>
          <table:table-cell table:number-columns-repeated="2" office:value-type="string" calcext:value-type="string">
            <text:p>hot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3-19-Allvarstid-Försvarsberedningens-säkerhetspolitiska-rapport-2023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al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al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3-19-Allvarstid-Försvarsberedningens-säkerhetspolitiska-rapport-2023.pdf</text:p>
          </table:table-cell>
          <table:table-cell table:number-columns-repeated="2" office:value-type="string" calcext:value-type="string">
            <text:p>nato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nato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23-19-Allvarstid-Försvarsberedningens-säkerhetspolitiska-rapport-2023.pdf</text:p>
          </table:table-cell>
          <table:table-cell office:value-type="string" calcext:value-type="string">
            <text:p>ryssland</text:p>
          </table:table-cell>
          <table:table-cell office:value-type="string" calcext:value-type="string">
            <text:p>rysslands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table:number-columns-repeated="2" office:value-type="string" calcext:value-type="string">
            <text:p>ryssland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Värnkraft-inriktningen-av-sakerhetspolitiken-och-utformningen-av-det-militara-forsvaret-2021-2025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23-19-Allvarstid-Försvarsberedningens-säkerhetspolitiska-rapport-2023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ordningen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-2003-8-Säkrare-grannskap-osäker-värld.pdf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bild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3-8-Säkrare-grannskap-osäker-värld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3-8-Säkrare-grannskap-osäker-värld.pdf</text:p>
          </table:table-cell>
          <table:table-cell table:number-columns-repeated="2" office:value-type="string" calcext:value-type="string">
            <text:p>nato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7-46-Säkerhet-i-samverkan-Försvarsberedningens-omvärldsanalys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ke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03-8-Säkrare-grannskap-osäker-värld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3-8-Säkrare-grannskap-osäker-värld.pdf</text:p>
          </table:table-cell>
          <table:table-cell office:value-type="string" calcext:value-type="string">
            <text:p>samarbete</text:p>
          </table:table-cell>
          <table:table-cell office:value-type="string" calcext:value-type="string">
            <text:p>partnerskapssamarbetet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3-8-Säkrare-grannskap-osäker-värld.pdf</text:p>
          </table:table-cell>
          <table:table-cell office:value-type="string" calcext:value-type="string">
            <text:p>inte</text:p>
          </table:table-cell>
          <table:table-cell office:value-type="string" calcext:value-type="string">
            <text:p>internationella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3-8-Säkrare-grannskap-osäker-värld.pdf</text:p>
          </table:table-cell>
          <table:table-cell table:number-columns-repeated="2" office:value-type="string" calcext:value-type="string">
            <text:p>nato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01-14-Gränsöverskridande-sårbarhet-Gemensam-säkerhet-Ds_2001-14.pdf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natos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01-14-Gränsöverskridande-sårbarhet-Gemensam-säkerhet-Ds_2001-14.pdf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förändringsprocess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-2003-8-Säkrare-grannskap-osäker-värld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01-14-Gränsöverskridande-sårbarhet-Gemensam-säkerhet-Ds_2001-14.pdf</text:p>
          </table:table-cell>
          <table:table-cell table:number-columns-repeated="2"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-2001-14-Gränsöverskridande-sårbarhet-Gemensam-säkerhet-Ds_2001-14.pdf</text:p>
          </table:table-cell>
          <table:table-cell table:number-columns-repeated="2" office:value-type="string" calcext:value-type="string">
            <text:p>nato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1999-2-Förändrad-omvärld-omdanat-försvar.pdf</text:p>
          </table:table-cell>
          <table:table-cell table:number-columns-repeated="2"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2001-14-Gränsöverskridande-sårbarhet-Gemensam-säkerhet-Ds_2001-14.pdf</text:p>
          </table:table-cell>
          <table:table-cell table:number-columns-repeated="2" office:value-type="string" calcext:value-type="string">
            <text:p>säkerhet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1998-9-Svensk-säkerhetspolitik-i-ny-omvärldsbelysning-Delrapport-från-Försvarsberedningen-inför-1998-års-kontrollstation.pdf</text:p>
          </table:table-cell>
          <table:table-cell office:value-type="string" calcext:value-type="string">
            <text:p>förändring</text:p>
          </table:table-cell>
          <table:table-cell office:value-type="string" calcext:value-type="string">
            <text:p>säkerhetspolitiskaförändringar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1999-2-Förändrad-omvärld-omdanat-försvar.pdf</text:p>
          </table:table-cell>
          <table:table-cell office:value-type="string" calcext:value-type="string">
            <text:p>förändring</text:p>
          </table:table-cell>
          <table:table-cell office:value-type="string" calcext:value-type="string">
            <text:p>förändringarn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1999-2-Förändrad-omvärld-omdanat-försvar.pdf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krishanteringsoperationer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1998-9-Svensk-säkerhetspolitik-i-ny-omvärldsbelysning-Delrapport-från-Försvarsberedningen-inför-1998-års-kontrollstation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aförändringarn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-1999-2-Förändrad-omvärld-omdanat-försvar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europeiskasäkerhetsstrukturen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 office:value-type="string" calcext:value-type="string">
            <text:p>A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get kontextuellt resultat – KONTROLL STATION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-Ds-1996-51-Säkerhetspolitisk-kontrollstation-2-höst-1996-inför-försvarsbeslut-etapp-2-försvarsbeslutsperiod-1998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-1998-9-Svensk-säkerhetspolitik-i-ny-omvärldsbelysning-Delrapport-från-Försvarsberedningen-inför-1998-års-kontrollstation.pdf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A12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-Ds-1996-51-Säkerhetspolitisk-kontrollstation-2-höst-1996-inför-försvarsbeslut-etapp-2-försvarsbeslutsperiod-1998.pdf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säkerhetspolitiska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1995-28.pdf</text:p>
          </table:table-cell>
          <table:table-cell table:number-columns-repeated="2" office:value-type="string" calcext:value-type="string">
            <text:p>utveckling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-Ds-1996-51-Säkerhetspolitisk-kontrollstation-2-höst-1996-inför-försvarsbeslut-etapp-2-försvarsbeslutsperiod-1998.pdf</text:p>
          </table:table-cell>
          <table:table-cell office:value-type="string" calcext:value-type="string">
            <text:p>utveckling</text:p>
          </table:table-cell>
          <table:table-cell office:value-type="string" calcext:value-type="string">
            <text:p>utvecklinge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style-name="ce6" office:value-type="string" calcext:value-type="string">
            <text:p>GAMMAL!!!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tris över <text:span text:style-name="T1">ALLA</text:span> keyword/kontext över tid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st förekommande ord</text:p>
          </table:table-cell>
          <table:table-cell table:number-columns-repeated="3"/>
          <table:table-cell office:value-type="string" calcext:value-type="string">
            <text:p>Kommentar: Borta men dyker upp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partementsserien</text:p>
          </table:table-cell>
          <table:table-cell office:value-type="string" calcext:value-type="string">
            <text:p>Analys (1 till 12)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Konflikt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amarbete</text:p>
          </table:table-cell>
          <table:table-cell office:value-type="string" calcext:value-type="string">
            <text:p>Nato</text:p>
          </table:table-cell>
          <table:table-cell office:value-type="string" calcext:value-type="string">
            <text:p>Säkerhet</text:p>
          </table:table-cell>
          <table:table-cell office:value-type="string" calcext:value-type="string">
            <text:p>försvar</text:p>
          </table:table-cell>
          <table:table-cell office:value-type="string" calcext:value-type="string">
            <text:p>internationell</text:p>
          </table:table-cell>
          <table:table-cell office:value-type="string" calcext:value-type="string">
            <text:p>samarbete</text:p>
          </table:table-cell>
          <table:table-cell office:value-type="string" calcext:value-type="string">
            <text:p>nätverk</text:p>
          </table:table-cell>
          <table:table-cell office:value-type="string" calcext:value-type="string">
            <text:p>utveckling</text:p>
          </table:table-cell>
          <table:table-cell office:value-type="string" calcext:value-type="string">
            <text:p>avskräckning</text:p>
          </table:table-cell>
          <table:table-cell office:value-type="string" calcext:value-type="string">
            <text:p>ryssland</text:p>
          </table:table-cell>
          <table:table-cell office:value-type="string" calcext:value-type="string">
            <text:p>förändring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mot-Ds-2024-6</text:p>
          </table:table-cell>
          <table:table-cell office:value-type="string" calcext:value-type="string">
            <text:p>A5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mot-ds-2023-19</text:p>
          </table:table-cell>
          <table:table-cell office:value-type="string" calcext:value-type="string">
            <text:p>A6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4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6" table:number-columns-repeated="14"/>
        </table:table-row>
        <table:table-row table:style-name="ro1">
          <table:table-cell office:value-type="string" calcext:value-type="string">
            <text:p>Ds-2017-6-mot-Ds-2019-8</text:p>
          </table:table-cell>
          <table:table-cell office:value-type="string" calcext:value-type="string">
            <text:p>A4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4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3"/>
        </table:table-row>
        <table:table-row table:style-name="ro1">
          <table:table-cell table:number-columns-repeated="2"/>
          <table:table-cell table:style-name="ce6" table:number-columns-repeated="14"/>
        </table:table-row>
        <table:table-row table:style-name="ro1">
          <table:table-cell office:value-type="string" calcext:value-type="string">
            <text:p>Ds-2014-20-mot-Ds-2017-6</text:p>
          </table:table-cell>
          <table:table-cell office:value-type="string" calcext:value-type="string">
            <text:p>A3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6" table:style-name="ce6" office:value-type="string" calcext:value-type="string">
            <text:p>x</text:p>
          </table:table-cell>
          <table:table-cell table:style-name="ce6" table:number-columns-repeated="4"/>
        </table:table-row>
        <table:table-row table:style-name="ro1">
          <table:table-cell table:number-columns-repeated="2"/>
          <table:table-cell table:style-name="ce6" table:number-columns-repeated="14"/>
        </table:table-row>
        <table:table-row table:style-name="ro1">
          <table:table-cell office:value-type="string" calcext:value-type="string">
            <text:p>Ds-2013 mot Ds-2014-20</text:p>
          </table:table-cell>
          <table:table-cell office:value-type="string" calcext:value-type="string">
            <text:p>A2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5" table:style-name="ce6" office:value-type="string" calcext:value-type="string">
            <text:p>x</text:p>
          </table:table-cell>
          <table:table-cell table:style-name="ce6"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7-46-mot-Ds-2013</text:p>
          </table:table-cell>
          <table:table-cell office:value-type="string" calcext:value-type="string">
            <text:p>A1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6"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03-8-mot-Ds-2007-46</text:p>
          </table:table-cell>
          <table:table-cell office:value-type="string" calcext:value-type="string">
            <text:p>A7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5"/>
        </table:table-row>
        <table:table-row table:style-name="ro1">
          <table:table-cell table:number-columns-repeated="2"/>
          <table:table-cell table:style-name="ce6" table:number-columns-repeated="14"/>
        </table:table-row>
        <table:table-row table:style-name="ro1">
          <table:table-cell office:value-type="string" calcext:value-type="string">
            <text:p>Ds-2001-14-mot-Ds-2003-8</text:p>
          </table:table-cell>
          <table:table-cell office:value-type="string" calcext:value-type="string">
            <text:p>A8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6"/>
        </table:table-row>
        <table:table-row table:style-name="ro1">
          <table:table-cell table:number-columns-repeated="2"/>
          <table:table-cell table:style-name="ce6" table:number-columns-repeated="14"/>
        </table:table-row>
        <table:table-row table:style-name="ro1">
          <table:table-cell office:value-type="string" calcext:value-type="string">
            <text:p>Ds-1999-2-mot-Ds-2001-14</text:p>
          </table:table-cell>
          <table:table-cell office:value-type="string" calcext:value-type="string">
            <text:p>A9</text:p>
          </table:table-cell>
          <table:table-cell table:style-name="ce6" table:number-columns-repeated="4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8"/>
        </table:table-row>
        <table:table-row table:style-name="ro1">
          <table:table-cell table:number-columns-repeated="2"/>
          <table:table-cell table:style-name="ce6" table:number-columns-repeated="14"/>
        </table:table-row>
        <table:table-row table:style-name="ro1">
          <table:table-cell office:value-type="string" calcext:value-type="string">
            <text:p>Ds-1998-9-mot-Ds-1999-2</text:p>
          </table:table-cell>
          <table:table-cell office:value-type="string" calcext:value-type="string">
            <text:p>A10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7"/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1996-51-mot-Ds-1998-9</text:p>
          </table:table-cell>
          <table:table-cell office:value-type="string" calcext:value-type="string">
            <text:p>(A11)</text:p>
          </table:table-cell>
          <table:table-cell table:style-name="ce6" office:value-type="string" calcext:value-type="string">
            <text:p>Inget kontextuellt resultat! </text:p>
          </table:table-cell>
          <table:table-cell table:style-name="ce6" table:number-columns-repeated="13"/>
        </table:table-row>
        <table:table-row table:style-name="ro1">
          <table:table-cell/>
          <table:table-cell office:value-type="string" calcext:value-type="string">
            <text:p>M-Ds-1996-51-Säkerhetspolitisk-kontrollstation-2-höst-1996-inför-försvarsbeslut-etapp-2-försvarsbeslutsperiod-1998.pdf</text:p>
          </table:table-cell>
          <table:table-cell table:style-name="ce6" table:number-columns-repeated="14"/>
        </table:table-row>
        <table:table-row table:style-name="ro1">
          <table:table-cell/>
          <table:table-cell office:value-type="string" calcext:value-type="string">
            <text:p>Ds-1998-9-Svensk-säkerhetspolitik-i-ny-omvärldsbelysning-Delrapport-från-Försvarsberedningen-inför-1998-års-kontrollstation.pdf</text:p>
          </table:table-cell>
          <table:table-cell table:style-name="ce6" table:number-columns-repeated="14"/>
        </table:table-row>
        <table:table-row table:style-name="ro1">
          <table:table-cell table:number-columns-repeated="2"/>
          <table:table-cell table:style-name="ce6" table:number-columns-repeated="14"/>
        </table:table-row>
        <table:table-row table:style-name="ro1">
          <table:table-cell office:value-type="string" calcext:value-type="string">
            <text:p>Ds-1995:28-mot-Ds-1996-51</text:p>
          </table:table-cell>
          <table:table-cell office:value-type="string" calcext:value-type="string">
            <text:p>A12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3"/>
        </table:table-row>
        <table:table-row table:style-name="ro1" table:number-rows-repeated="9">
          <table:table-cell table:number-columns-repeated="16"/>
        </table:table-row>
        <table:table-row table:style-name="ro3">
          <table:table-cell table:style-name="ce7" office:value-type="string" calcext:value-type="string">
            <text:p>Nya matrise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pan text:style-name="T2">Matris:</text:span> Keyword/Kontext över tid.    <text:span text:style-name="T1">B &gt;=3</text:span></text:p>
          </table:table-cell>
          <table:table-cell table:number-columns-repeated="4"/>
          <table:table-cell office:value-type="string" calcext:value-type="string">
            <text:p>(Kommentar: Kontextuell blobb på något sätt - Nato, Säkerhet och Försvar)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partementsserien</text:p>
          </table:table-cell>
          <table:table-cell table:style-name="ce8" office:value-type="string" calcext:value-type="string">
            <text:p>Analys (1 till 12)</text:p>
          </table:table-cell>
          <table:table-cell table:style-name="ce8" office:value-type="string" calcext:value-type="string">
            <text:p>Hot</text:p>
          </table:table-cell>
          <table:table-cell table:style-name="ce8" office:value-type="string" calcext:value-type="string">
            <text:p>Konflikt</text:p>
          </table:table-cell>
          <table:table-cell table:style-name="ce8" office:value-type="string" calcext:value-type="string">
            <text:p>Kris</text:p>
          </table:table-cell>
          <table:table-cell table:style-name="ce8" office:value-type="string" calcext:value-type="string">
            <text:p>Samarbete</text:p>
          </table:table-cell>
          <table:table-cell table:style-name="ce8" office:value-type="string" calcext:value-type="string">
            <text:p>Nato</text:p>
          </table:table-cell>
          <table:table-cell table:style-name="ce8" office:value-type="string" calcext:value-type="string">
            <text:p>Säkerhet</text:p>
          </table:table-cell>
          <table:table-cell table:style-name="ce8" office:value-type="string" calcext:value-type="string">
            <text:p>försvar</text:p>
          </table:table-cell>
          <table:table-cell table:style-name="ce8" office:value-type="string" calcext:value-type="string">
            <text:p>internationell</text:p>
          </table:table-cell>
          <table:table-cell table:style-name="ce8" office:value-type="string" calcext:value-type="string">
            <text:p>samarbete</text:p>
          </table:table-cell>
          <table:table-cell table:style-name="ce8" office:value-type="string" calcext:value-type="string">
            <text:p>nätverk</text:p>
          </table:table-cell>
          <table:table-cell table:style-name="ce8" office:value-type="string" calcext:value-type="string">
            <text:p>utveckling</text:p>
          </table:table-cell>
          <table:table-cell table:style-name="ce8" office:value-type="string" calcext:value-type="string">
            <text:p>avskräckning</text:p>
          </table:table-cell>
          <table:table-cell table:style-name="ce8" office:value-type="string" calcext:value-type="string">
            <text:p>ryssland</text:p>
          </table:table-cell>
          <table:table-cell table:style-name="ce8" office:value-type="string" calcext:value-type="string">
            <text:p>förändring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9-8-mot-Ds-2024-6</text:p>
          </table:table-cell>
          <table:table-cell office:value-type="string" calcext:value-type="string">
            <text:p>A5</text:p>
          </table:table-cell>
          <table:table-cell table:style-name="ce6" table:number-columns-repeated="4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Ds-2019-8-mot-ds-2023-19</text:p>
          </table:table-cell>
          <table:table-cell office:value-type="string" calcext:value-type="string">
            <text:p>A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7-6-mot-Ds-2019-8</text:p>
          </table:table-cell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2014-20-mot-Ds-2017-6</text:p>
          </table:table-cell>
          <table:table-cell office:value-type="string" calcext:value-type="string">
            <text:p>A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6"/>
          <table:table-cell/>
          <table:table-cell table:style-name="ce6"/>
          <table:table-cell table:number-columns-repeated="7"/>
        </table:table-row>
        <table:table-row table:style-name="ro1">
          <table:table-cell office:value-type="string" calcext:value-type="string">
            <text:p>Ds-2013 mot Ds-2014-20</text:p>
          </table:table-cell>
          <table:table-cell office:value-type="string" calcext:value-type="string">
            <text:p>A2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Ds-2007-46-mot-Ds-2013</text:p>
          </table:table-cell>
          <table:table-cell office:value-type="string" calcext:value-type="string">
            <text:p>A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 table:number-columns-repeated="6"/>
          <table:table-cell table:style-name="ce6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Ds-2003-8-mot-Ds-2007-46</text:p>
          </table:table-cell>
          <table:table-cell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Ds-2001-14-mot-Ds-2003-8</text:p>
          </table:table-cell>
          <table:table-cell office:value-type="string" calcext:value-type="string">
            <text:p>A8</text:p>
          </table:table-cell>
          <table:table-cell table:number-columns-repeated="4"/>
          <table:table-cell table:style-name="ce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1999-2-mot-Ds-2001-14</text:p>
          </table:table-cell>
          <table:table-cell office:value-type="string" calcext:value-type="string">
            <text:p>A9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1998-9-mot-Ds-1999-2</text:p>
          </table:table-cell>
          <table:table-cell office:value-type="string" calcext:value-type="string">
            <text:p>A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1996-51-mot-Ds-1998-9</text:p>
          </table:table-cell>
          <table:table-cell office:value-type="string" calcext:value-type="string">
            <text:p>(A1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-Ds-1996-51-Säkerhetspolitisk-kontrollstation-2-höst-1996-inför-försvarsbeslut-etapp-2-försvarsbeslutsperiod-1998.pd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-1998-9-Svensk-säkerhetspolitik-i-ny-omvärldsbelysning-Delrapport-från-Försvarsberedningen-inför-1998-års-kontrollstation.pdf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s-1995:28-mot-Ds-1996-51</text:p>
          </table:table-cell>
          <table:table-cell office:value-type="string" calcext:value-type="string">
            <text:p>A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7">00/00/0000</text:date>, <text:time style:data-style-name="N2" text:time-value="19:47:43.465364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0T11:09:15.489879017</meta:creation-date>
    <dc:date>2025-08-17T19:45:22.697390148</dc:date>
    <meta:editing-duration>PT1H7M43S</meta:editing-duration>
    <meta:editing-cycles>39</meta:editing-cycles>
    <meta:generator>LibreOffice/25.2.5.2$Linux_X86_64 LibreOffice_project/fb4792146257752f54eab576deb869869b108571</meta:generator>
    <meta:document-statistic meta:table-count="1" meta:cell-count="3067" meta:object-count="0"/>
  </office:meta>
</office:document-meta>
</file>